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BaseModel">
            <text:p>BaseMode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Base Synechocystis model with 4 irreversible reactions">
            <text:p>Base Synechocystis model with 4 irreversible reac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Organism">
            <text:p>Organism</text:p>
          </table:table-cell>
          <table:table-cell office:value-type="string" office:string-value="Synechocystis sp. PCC 6803">
            <text:p>Synechocystis sp. PCC 6803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I">
            <text:p>KI</text:p>
          </table:table-cell>
          <table:table-cell office:value-type="string" office:string-value="Inhibition constant matrix">
            <text:p>Inhibi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opt">
            <text:p>qopt</text:p>
          </table:table-cell>
          <table:table-cell office:value-type="string" office:string-value="Optimal solutions per condition">
            <text:p>Optimal solutions per condition</text:p>
          </table:table-cell>
        </table:table-row>
      </table:table>
      <table:table table:name="M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-0.981308411214953">
            <text:p>-0.98130841121495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e">
            <text:p>e</text:p>
          </table:table-cell>
          <table:table-cell office:value-type="float" office:value="-0.0186915887850467">
            <text:p>-0.0186915887850467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-0.0222222222222222">
            <text:p>-0.0222222222222222</text:p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977777777777778">
            <text:p>-0.977777777777778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8.434">
            <text:p>8.434</text:p>
          </table:table-cell>
          <table:table-cell office:value-type="float" office:value="0.0847">
            <text:p>0.0847</text:p>
          </table:table-cell>
          <table:table-cell office:value-type="float" office:value="0.794">
            <text:p>0.794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007875">
            <text:p>0.00078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440.0">
            <text:p>44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648">
            <text:p>0.0064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e">
            <text:p>e</text:p>
          </table:table-cell>
          <table:table-cell office:value-type="float" office:value="7.41e-07">
            <text:p>7.41e-07</text:p>
          </table:table-cell>
          <table:table-cell office:value-type="float" office:value="0.0">
            <text:p/>
          </table:table-cell>
          <table:table-cell office:value-type="float" office:value="7.41e-07">
            <text:p>7.41e-07</text:p>
          </table:table-cell>
          <table:table-cell office:value-type="float" office:value="7.41e-07">
            <text:p>7.41e-07</text:p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7812e-05">
            <text:p>9.7812e-05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I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e">
            <text:p>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85.67">
            <text:p>385.67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  <table:table-cell table:style-name="pd1" office:value-type="string" office:string-value="26">
            <text:p>26</text:p>
          </table:table-cell>
          <table:table-cell table:style-name="pd1" office:value-type="string" office:string-value="27">
            <text:p>27</text:p>
          </table:table-cell>
          <table:table-cell table:style-name="pd1" office:value-type="string" office:string-value="28">
            <text:p>28</text:p>
          </table:table-cell>
          <table:table-cell table:style-name="pd1" office:value-type="string" office:string-value="29">
            <text:p>29</text:p>
          </table:table-cell>
          <table:table-cell table:style-name="pd1" office:value-type="string" office:string-value="30">
            <text:p>30</text:p>
          </table:table-cell>
          <table:table-cell table:style-name="pd1" office:value-type="string" office:string-value="31">
            <text:p>31</text:p>
          </table:table-cell>
          <table:table-cell table:style-name="pd1" office:value-type="string" office:string-value="32">
            <text:p>32</text:p>
          </table:table-cell>
          <table:table-cell table:style-name="pd1" office:value-type="string" office:string-value="33">
            <text:p>33</text:p>
          </table:table-cell>
          <table:table-cell table:style-name="pd1" office:value-type="string" office:string-value="34">
            <text:p>34</text:p>
          </table:table-cell>
          <table:table-cell table:style-name="pd1" office:value-type="string" office:string-value="35">
            <text:p>35</text:p>
          </table:table-cell>
          <table:table-cell table:style-name="pd1" office:value-type="string" office:string-value="36">
            <text:p>36</text:p>
          </table:table-cell>
          <table:table-cell table:style-name="pd1" office:value-type="string" office:string-value="37">
            <text:p>37</text:p>
          </table:table-cell>
          <table:table-cell table:style-name="pd1" office:value-type="string" office:string-value="38">
            <text:p>38</text:p>
          </table:table-cell>
          <table:table-cell table:style-name="pd1" office:value-type="string" office:string-value="39">
            <text:p>39</text:p>
          </table:table-cell>
          <table:table-cell table:style-name="pd1" office:value-type="string" office:string-value="40">
            <text:p>40</text:p>
          </table:table-cell>
          <table:table-cell table:style-name="pd1" office:value-type="string" office:string-value="41">
            <text:p>41</text:p>
          </table:table-cell>
          <table:table-cell table:style-name="pd1" office:value-type="string" office:string-value="42">
            <text:p>42</text:p>
          </table:table-cell>
          <table:table-cell table:style-name="pd1" office:value-type="string" office:string-value="43">
            <text:p>43</text:p>
          </table:table-cell>
          <table:table-cell table:style-name="pd1" office:value-type="string" office:string-value="44">
            <text:p>44</text:p>
          </table:table-cell>
          <table:table-cell table:style-name="pd1" office:value-type="string" office:string-value="45">
            <text:p>45</text:p>
          </table:table-cell>
          <table:table-cell table:style-name="pd1" office:value-type="string" office:string-value="46">
            <text:p>46</text:p>
          </table:table-cell>
          <table:table-cell table:style-name="pd1" office:value-type="string" office:string-value="47">
            <text:p>47</text:p>
          </table:table-cell>
          <table:table-cell table:style-name="pd1" office:value-type="string" office:string-value="48">
            <text:p>48</text:p>
          </table:table-cell>
          <table:table-cell table:style-name="pd1" office:value-type="string" office:string-value="49">
            <text:p>49</text:p>
          </table:table-cell>
          <table:table-cell table:style-name="pd1" office:value-type="string" office:string-value="50">
            <text:p>50</text:p>
          </table:table-cell>
          <table:table-cell table:style-name="pd1" office:value-type="string" office:string-value="51">
            <text:p>51</text:p>
          </table:table-cell>
          <table:table-cell table:style-name="pd1" office:value-type="string" office:string-value="52">
            <text:p>52</text:p>
          </table:table-cell>
          <table:table-cell table:style-name="pd1" office:value-type="string" office:string-value="53">
            <text:p>53</text:p>
          </table:table-cell>
          <table:table-cell table:style-name="pd1" office:value-type="string" office:string-value="54">
            <text:p>54</text:p>
          </table:table-cell>
          <table:table-cell table:style-name="pd1" office:value-type="string" office:string-value="55">
            <text:p>55</text:p>
          </table:table-cell>
          <table:table-cell table:style-name="pd1" office:value-type="string" office:string-value="56">
            <text:p>56</text:p>
          </table:table-cell>
          <table:table-cell table:style-name="pd1" office:value-type="string" office:string-value="57">
            <text:p>57</text:p>
          </table:table-cell>
          <table:table-cell table:style-name="pd1" office:value-type="string" office:string-value="58">
            <text:p>58</text:p>
          </table:table-cell>
          <table:table-cell table:style-name="pd1" office:value-type="string" office:string-value="59">
            <text:p>59</text:p>
          </table:table-cell>
          <table:table-cell table:style-name="pd1" office:value-type="string" office:string-value="60">
            <text:p>60</text:p>
          </table:table-cell>
          <table:table-cell table:style-name="pd1" office:value-type="string" office:string-value="61">
            <text:p>61</text:p>
          </table:table-cell>
          <table:table-cell table:style-name="pd1" office:value-type="string" office:string-value="62">
            <text:p>62</text:p>
          </table:table-cell>
          <table:table-cell table:style-name="pd1" office:value-type="string" office:string-value="63">
            <text:p>63</text:p>
          </table:table-cell>
          <table:table-cell table:style-name="pd1" office:value-type="string" office:string-value="64">
            <text:p>64</text:p>
          </table:table-cell>
          <table:table-cell table:style-name="pd1" office:value-type="string" office:string-value="65">
            <text:p>65</text:p>
          </table:table-cell>
          <table:table-cell table:style-name="pd1" office:value-type="string" office:string-value="66">
            <text:p>66</text:p>
          </table:table-cell>
          <table:table-cell table:style-name="pd1" office:value-type="string" office:string-value="67">
            <text:p>67</text:p>
          </table:table-cell>
          <table:table-cell table:style-name="pd1" office:value-type="string" office:string-value="68">
            <text:p>68</text:p>
          </table:table-cell>
          <table:table-cell table:style-name="pd1" office:value-type="string" office:string-value="69">
            <text:p>69</text:p>
          </table:table-cell>
          <table:table-cell table:style-name="pd1" office:value-type="string" office:string-value="70">
            <text:p>70</text:p>
          </table:table-cell>
          <table:table-cell table:style-name="pd1" office:value-type="string" office:string-value="71">
            <text:p>71</text:p>
          </table:table-cell>
          <table:table-cell table:style-name="pd1" office:value-type="string" office:string-value="72">
            <text:p>72</text:p>
          </table:table-cell>
          <table:table-cell table:style-name="pd1" office:value-type="string" office:string-value="73">
            <text:p>73</text:p>
          </table:table-cell>
          <table:table-cell table:style-name="pd1" office:value-type="string" office:string-value="74">
            <text:p>74</text:p>
          </table:table-cell>
          <table:table-cell table:style-name="pd1" office:value-type="string" office:string-value="75">
            <text:p>75</text:p>
          </table:table-cell>
          <table:table-cell table:style-name="pd1" office:value-type="string" office:string-value="76">
            <text:p>76</text:p>
          </table:table-cell>
          <table:table-cell table:style-name="pd1" office:value-type="string" office:string-value="77">
            <text:p>77</text:p>
          </table:table-cell>
          <table:table-cell table:style-name="pd1" office:value-type="string" office:string-value="78">
            <text:p>78</text:p>
          </table:table-cell>
          <table:table-cell table:style-name="pd1" office:value-type="string" office:string-value="79">
            <text:p>79</text:p>
          </table:table-cell>
          <table:table-cell table:style-name="pd1" office:value-type="string" office:string-value="80">
            <text:p>80</text:p>
          </table:table-cell>
          <table:table-cell table:style-name="pd1" office:value-type="string" office:string-value="81">
            <text:p>81</text:p>
          </table:table-cell>
          <table:table-cell table:style-name="pd1" office:value-type="string" office:string-value="82">
            <text:p>82</text:p>
          </table:table-cell>
          <table:table-cell table:style-name="pd1" office:value-type="string" office:string-value="83">
            <text:p>83</text:p>
          </table:table-cell>
          <table:table-cell table:style-name="pd1" office:value-type="string" office:string-value="84">
            <text:p>84</text:p>
          </table:table-cell>
          <table:table-cell table:style-name="pd1" office:value-type="string" office:string-value="85">
            <text:p>85</text:p>
          </table:table-cell>
          <table:table-cell table:style-name="pd1" office:value-type="string" office:string-value="86">
            <text:p>86</text:p>
          </table:table-cell>
          <table:table-cell table:style-name="pd1" office:value-type="string" office:string-value="87">
            <text:p>87</text:p>
          </table:table-cell>
          <table:table-cell table:style-name="pd1" office:value-type="string" office:string-value="88">
            <text:p>88</text:p>
          </table:table-cell>
          <table:table-cell table:style-name="pd1" office:value-type="string" office:string-value="89">
            <text:p>89</text:p>
          </table:table-cell>
          <table:table-cell table:style-name="pd1" office:value-type="string" office:string-value="90">
            <text:p>90</text:p>
          </table:table-cell>
          <table:table-cell table:style-name="pd1" office:value-type="string" office:string-value="91">
            <text:p>91</text:p>
          </table:table-cell>
          <table:table-cell table:style-name="pd1" office:value-type="string" office:string-value="92">
            <text:p>92</text:p>
          </table:table-cell>
          <table:table-cell table:style-name="pd1" office:value-type="string" office:string-value="93">
            <text:p>93</text:p>
          </table:table-cell>
          <table:table-cell table:style-name="pd1" office:value-type="string" office:string-value="94">
            <text:p>94</text:p>
          </table:table-cell>
          <table:table-cell table:style-name="pd1" office:value-type="string" office:string-value="95">
            <text:p>95</text:p>
          </table:table-cell>
          <table:table-cell table:style-name="pd1" office:value-type="string" office:string-value="96">
            <text:p>96</text:p>
          </table:table-cell>
          <table:table-cell table:style-name="pd1" office:value-type="string" office:string-value="97">
            <text:p>97</text:p>
          </table:table-cell>
          <table:table-cell table:style-name="pd1" office:value-type="string" office:string-value="98">
            <text:p>98</text:p>
          </table:table-cell>
          <table:table-cell table:style-name="pd1" office:value-type="string" office:string-value="99">
            <text:p>99</text:p>
          </table:table-cell>
          <table:table-cell table:style-name="pd1" office:value-type="string" office:string-value="100">
            <text:p>100</text:p>
          </table:table-cell>
          <table:table-cell table:style-name="pd1" office:value-type="string" office:string-value="101">
            <text:p>101</text:p>
          </table:table-cell>
          <table:table-cell table:style-name="pd1" office:value-type="string" office:string-value="102">
            <text:p>102</text:p>
          </table:table-cell>
          <table:table-cell table:style-name="pd1" office:value-type="string" office:string-value="103">
            <text:p>103</text:p>
          </table:table-cell>
          <table:table-cell table:style-name="pd1" office:value-type="string" office:string-value="104">
            <text:p>104</text:p>
          </table:table-cell>
          <table:table-cell table:style-name="pd1" office:value-type="string" office:string-value="105">
            <text:p>105</text:p>
          </table:table-cell>
          <table:table-cell table:style-name="pd1" office:value-type="string" office:string-value="106">
            <text:p>106</text:p>
          </table:table-cell>
          <table:table-cell table:style-name="pd1" office:value-type="string" office:string-value="107">
            <text:p>107</text:p>
          </table:table-cell>
          <table:table-cell table:style-name="pd1" office:value-type="string" office:string-value="108">
            <text:p>108</text:p>
          </table:table-cell>
          <table:table-cell table:style-name="pd1" office:value-type="string" office:string-value="109">
            <text:p>109</text:p>
          </table:table-cell>
          <table:table-cell table:style-name="pd1" office:value-type="string" office:string-value="110">
            <text:p>110</text:p>
          </table:table-cell>
          <table:table-cell table:style-name="pd1" office:value-type="string" office:string-value="111">
            <text:p>111</text:p>
          </table:table-cell>
          <table:table-cell table:style-name="pd1" office:value-type="string" office:string-value="112">
            <text:p>112</text:p>
          </table:table-cell>
          <table:table-cell table:style-name="pd1" office:value-type="string" office:string-value="113">
            <text:p>113</text:p>
          </table:table-cell>
          <table:table-cell table:style-name="pd1" office:value-type="string" office:string-value="114">
            <text:p>114</text:p>
          </table:table-cell>
          <table:table-cell table:style-name="pd1" office:value-type="string" office:string-value="115">
            <text:p>115</text:p>
          </table:table-cell>
          <table:table-cell table:style-name="pd1" office:value-type="string" office:string-value="116">
            <text:p>116</text:p>
          </table:table-cell>
          <table:table-cell table:style-name="pd1" office:value-type="string" office:string-value="117">
            <text:p>117</text:p>
          </table:table-cell>
          <table:table-cell table:style-name="pd1" office:value-type="string" office:string-value="118">
            <text:p>118</text:p>
          </table:table-cell>
          <table:table-cell table:style-name="pd1" office:value-type="string" office:string-value="119">
            <text:p>119</text:p>
          </table:table-cell>
          <table:table-cell table:style-name="pd1" office:value-type="string" office:string-value="120">
            <text:p>120</text:p>
          </table:table-cell>
          <table:table-cell table:style-name="pd1" office:value-type="string" office:string-value="121">
            <text:p>121</text:p>
          </table:table-cell>
          <table:table-cell table:style-name="pd1" office:value-type="string" office:string-value="122">
            <text:p>122</text:p>
          </table:table-cell>
          <table:table-cell table:style-name="pd1" office:value-type="string" office:string-value="123">
            <text:p>123</text:p>
          </table:table-cell>
          <table:table-cell table:style-name="pd1" office:value-type="string" office:string-value="124">
            <text:p>124</text:p>
          </table:table-cell>
          <table:table-cell table:style-name="pd1" office:value-type="string" office:string-value="125">
            <text:p>125</text:p>
          </table:table-cell>
          <table:table-cell table:style-name="pd1" office:value-type="string" office:string-value="126">
            <text:p>126</text:p>
          </table:table-cell>
          <table:table-cell table:style-name="pd1" office:value-type="string" office:string-value="127">
            <text:p>127</text:p>
          </table:table-cell>
          <table:table-cell table:style-name="pd1" office:value-type="string" office:string-value="128">
            <text:p>128</text:p>
          </table:table-cell>
          <table:table-cell table:style-name="pd1" office:value-type="string" office:string-value="129">
            <text:p>129</text:p>
          </table:table-cell>
          <table:table-cell table:style-name="pd1" office:value-type="string" office:string-value="130">
            <text:p>130</text:p>
          </table:table-cell>
          <table:table-cell table:style-name="pd1" office:value-type="string" office:string-value="131">
            <text:p>131</text:p>
          </table:table-cell>
          <table:table-cell table:style-name="pd1" office:value-type="string" office:string-value="132">
            <text:p>132</text:p>
          </table:table-cell>
          <table:table-cell table:style-name="pd1" office:value-type="string" office:string-value="133">
            <text:p>133</text:p>
          </table:table-cell>
          <table:table-cell table:style-name="pd1" office:value-type="string" office:string-value="134">
            <text:p>134</text:p>
          </table:table-cell>
          <table:table-cell table:style-name="pd1" office:value-type="string" office:string-value="135">
            <text:p>135</text:p>
          </table:table-cell>
          <table:table-cell table:style-name="pd1" office:value-type="string" office:string-value="136">
            <text:p>136</text:p>
          </table:table-cell>
          <table:table-cell table:style-name="pd1" office:value-type="string" office:string-value="137">
            <text:p>137</text:p>
          </table:table-cell>
          <table:table-cell table:style-name="pd1" office:value-type="string" office:string-value="138">
            <text:p>138</text:p>
          </table:table-cell>
          <table:table-cell table:style-name="pd1" office:value-type="string" office:string-value="139">
            <text:p>139</text:p>
          </table:table-cell>
          <table:table-cell table:style-name="pd1" office:value-type="string" office:string-value="140">
            <text:p>140</text:p>
          </table:table-cell>
          <table:table-cell table:style-name="pd1" office:value-type="string" office:string-value="141">
            <text:p>141</text:p>
          </table:table-cell>
          <table:table-cell table:style-name="pd1" office:value-type="string" office:string-value="142">
            <text:p>142</text:p>
          </table:table-cell>
          <table:table-cell table:style-name="pd1" office:value-type="string" office:string-value="143">
            <text:p>143</text:p>
          </table:table-cell>
          <table:table-cell table:style-name="pd1" office:value-type="string" office:string-value="144">
            <text:p>144</text:p>
          </table:table-cell>
          <table:table-cell table:style-name="pd1" office:value-type="string" office:string-value="145">
            <text:p>145</text:p>
          </table:table-cell>
          <table:table-cell table:style-name="pd1" office:value-type="string" office:string-value="146">
            <text:p>146</text:p>
          </table:table-cell>
          <table:table-cell table:style-name="pd1" office:value-type="string" office:string-value="147">
            <text:p>147</text:p>
          </table:table-cell>
          <table:table-cell table:style-name="pd1" office:value-type="string" office:string-value="148">
            <text:p>148</text:p>
          </table:table-cell>
          <table:table-cell table:style-name="pd1" office:value-type="string" office:string-value="149">
            <text:p>149</text:p>
          </table:table-cell>
          <table:table-cell table:style-name="pd1" office:value-type="string" office:string-value="150">
            <text:p>150</text:p>
          </table:table-cell>
          <table:table-cell table:style-name="pd1" office:value-type="string" office:string-value="151">
            <text:p>151</text:p>
          </table:table-cell>
          <table:table-cell table:style-name="pd1" office:value-type="string" office:string-value="152">
            <text:p>152</text:p>
          </table:table-cell>
          <table:table-cell table:style-name="pd1" office:value-type="string" office:string-value="153">
            <text:p>153</text:p>
          </table:table-cell>
          <table:table-cell table:style-name="pd1" office:value-type="string" office:string-value="154">
            <text:p>154</text:p>
          </table:table-cell>
          <table:table-cell table:style-name="pd1" office:value-type="string" office:string-value="155">
            <text:p>155</text:p>
          </table:table-cell>
          <table:table-cell table:style-name="pd1" office:value-type="string" office:string-value="156">
            <text:p>156</text:p>
          </table:table-cell>
          <table:table-cell table:style-name="pd1" office:value-type="string" office:string-value="157">
            <text:p>157</text:p>
          </table:table-cell>
          <table:table-cell table:style-name="pd1" office:value-type="string" office:string-value="158">
            <text:p>158</text:p>
          </table:table-cell>
          <table:table-cell table:style-name="pd1" office:value-type="string" office:string-value="159">
            <text:p>159</text:p>
          </table:table-cell>
          <table:table-cell table:style-name="pd1" office:value-type="string" office:string-value="160">
            <text:p>160</text:p>
          </table:table-cell>
          <table:table-cell table:style-name="pd1" office:value-type="string" office:string-value="161">
            <text:p>161</text:p>
          </table:table-cell>
          <table:table-cell table:style-name="pd1" office:value-type="string" office:string-value="162">
            <text:p>162</text:p>
          </table:table-cell>
          <table:table-cell table:style-name="pd1" office:value-type="string" office:string-value="163">
            <text:p>163</text:p>
          </table:table-cell>
          <table:table-cell table:style-name="pd1" office:value-type="string" office:string-value="164">
            <text:p>164</text:p>
          </table:table-cell>
          <table:table-cell table:style-name="pd1" office:value-type="string" office:string-value="165">
            <text:p>165</text:p>
          </table:table-cell>
          <table:table-cell table:style-name="pd1" office:value-type="string" office:string-value="166">
            <text:p>166</text:p>
          </table:table-cell>
          <table:table-cell table:style-name="pd1" office:value-type="string" office:string-value="167">
            <text:p>167</text:p>
          </table:table-cell>
          <table:table-cell table:style-name="pd1" office:value-type="string" office:string-value="168">
            <text:p>168</text:p>
          </table:table-cell>
          <table:table-cell table:style-name="pd1" office:value-type="string" office:string-value="169">
            <text:p>169</text:p>
          </table:table-cell>
          <table:table-cell table:style-name="pd1" office:value-type="string" office:string-value="170">
            <text:p>170</text:p>
          </table:table-cell>
          <table:table-cell table:style-name="pd1" office:value-type="string" office:string-value="171">
            <text:p>171</text:p>
          </table:table-cell>
          <table:table-cell table:style-name="pd1" office:value-type="string" office:string-value="172">
            <text:p>172</text:p>
          </table:table-cell>
          <table:table-cell table:style-name="pd1" office:value-type="string" office:string-value="173">
            <text:p>173</text:p>
          </table:table-cell>
          <table:table-cell table:style-name="pd1" office:value-type="string" office:string-value="174">
            <text:p>174</text:p>
          </table:table-cell>
          <table:table-cell table:style-name="pd1" office:value-type="string" office:string-value="175">
            <text:p>175</text:p>
          </table:table-cell>
          <table:table-cell table:style-name="pd1" office:value-type="string" office:string-value="176">
            <text:p>176</text:p>
          </table:table-cell>
          <table:table-cell table:style-name="pd1" office:value-type="string" office:string-value="177">
            <text:p>177</text:p>
          </table:table-cell>
          <table:table-cell table:style-name="pd1" office:value-type="string" office:string-value="178">
            <text:p>178</text:p>
          </table:table-cell>
          <table:table-cell table:style-name="pd1" office:value-type="string" office:string-value="179">
            <text:p>179</text:p>
          </table:table-cell>
          <table:table-cell table:style-name="pd1" office:value-type="string" office:string-value="180">
            <text:p>180</text:p>
          </table:table-cell>
          <table:table-cell table:style-name="pd1" office:value-type="string" office:string-value="181">
            <text:p>181</text:p>
          </table:table-cell>
          <table:table-cell table:style-name="pd1" office:value-type="string" office:string-value="182">
            <text:p>182</text:p>
          </table:table-cell>
          <table:table-cell table:style-name="pd1" office:value-type="string" office:string-value="183">
            <text:p>183</text:p>
          </table:table-cell>
          <table:table-cell table:style-name="pd1" office:value-type="string" office:string-value="184">
            <text:p>184</text:p>
          </table:table-cell>
          <table:table-cell table:style-name="pd1" office:value-type="string" office:string-value="185">
            <text:p>185</text:p>
          </table:table-cell>
          <table:table-cell table:style-name="pd1" office:value-type="string" office:string-value="186">
            <text:p>186</text:p>
          </table:table-cell>
          <table:table-cell table:style-name="pd1" office:value-type="string" office:string-value="187">
            <text:p>187</text:p>
          </table:table-cell>
          <table:table-cell table:style-name="pd1" office:value-type="string" office:string-value="188">
            <text:p>188</text:p>
          </table:table-cell>
          <table:table-cell table:style-name="pd1" office:value-type="string" office:string-value="189">
            <text:p>189</text:p>
          </table:table-cell>
          <table:table-cell table:style-name="pd1" office:value-type="string" office:string-value="190">
            <text:p>190</text:p>
          </table:table-cell>
          <table:table-cell table:style-name="pd1" office:value-type="string" office:string-value="191">
            <text:p>191</text:p>
          </table:table-cell>
          <table:table-cell table:style-name="pd1" office:value-type="string" office:string-value="192">
            <text:p>192</text:p>
          </table:table-cell>
          <table:table-cell table:style-name="pd1" office:value-type="string" office:string-value="193">
            <text:p>193</text:p>
          </table:table-cell>
          <table:table-cell table:style-name="pd1" office:value-type="string" office:string-value="194">
            <text:p>194</text:p>
          </table:table-cell>
          <table:table-cell table:style-name="pd1" office:value-type="string" office:string-value="195">
            <text:p>195</text:p>
          </table:table-cell>
          <table:table-cell table:style-name="pd1" office:value-type="string" office:string-value="196">
            <text:p>196</text:p>
          </table:table-cell>
          <table:table-cell table:style-name="pd1" office:value-type="string" office:string-value="197">
            <text:p>197</text:p>
          </table:table-cell>
          <table:table-cell table:style-name="pd1" office:value-type="string" office:string-value="198">
            <text:p>198</text:p>
          </table:table-cell>
          <table:table-cell table:style-name="pd1" office:value-type="string" office:string-value="199">
            <text:p>199</text:p>
          </table:table-cell>
          <table:table-cell table:style-name="pd1" office:value-type="string" office:string-value="200">
            <text:p>200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1100.0">
            <text:p>1100.0</text:p>
          </table:table-cell>
          <table:table-cell office:value-type="float" office:value="1047.619047619048">
            <text:p>1047.619047619048</text:p>
          </table:table-cell>
          <table:table-cell office:value-type="float" office:value="997.7324263038548">
            <text:p>997.7324263038548</text:p>
          </table:table-cell>
          <table:table-cell office:value-type="float" office:value="950.2213583846236">
            <text:p>950.2213583846236</text:p>
          </table:table-cell>
          <table:table-cell office:value-type="float" office:value="904.97272227107">
            <text:p>904.97272227107</text:p>
          </table:table-cell>
          <table:table-cell office:value-type="float" office:value="861.8787831153047">
            <text:p>861.8787831153047</text:p>
          </table:table-cell>
          <table:table-cell office:value-type="float" office:value="820.8369363002902">
            <text:p>820.8369363002902</text:p>
          </table:table-cell>
          <table:table-cell office:value-type="float" office:value="781.7494631431334">
            <text:p>781.7494631431334</text:p>
          </table:table-cell>
          <table:table-cell office:value-type="float" office:value="744.5232982315556">
            <text:p>744.5232982315556</text:p>
          </table:table-cell>
          <table:table-cell office:value-type="float" office:value="709.0698078395767">
            <text:p>709.0698078395767</text:p>
          </table:table-cell>
          <table:table-cell office:value-type="float" office:value="675.3045788948349">
            <text:p>675.3045788948349</text:p>
          </table:table-cell>
          <table:table-cell office:value-type="float" office:value="643.1472179950808">
            <text:p>643.1472179950808</text:p>
          </table:table-cell>
          <table:table-cell office:value-type="float" office:value="612.5211599953151">
            <text:p>612.5211599953151</text:p>
          </table:table-cell>
          <table:table-cell office:value-type="float" office:value="583.3534857098239">
            <text:p>583.3534857098239</text:p>
          </table:table-cell>
          <table:table-cell office:value-type="float" office:value="555.5747482950703">
            <text:p>555.5747482950703</text:p>
          </table:table-cell>
          <table:table-cell office:value-type="float" office:value="529.1188079000669">
            <text:p>529.1188079000669</text:p>
          </table:table-cell>
          <table:table-cell office:value-type="float" office:value="503.9226741905399">
            <text:p>503.9226741905399</text:p>
          </table:table-cell>
          <table:table-cell office:value-type="float" office:value="479.9263563719428">
            <text:p>479.9263563719428</text:p>
          </table:table-cell>
          <table:table-cell office:value-type="float" office:value="457.0727203542312">
            <text:p>457.0727203542312</text:p>
          </table:table-cell>
          <table:table-cell office:value-type="float" office:value="435.3073527183154">
            <text:p>435.3073527183154</text:p>
          </table:table-cell>
          <table:table-cell office:value-type="float" office:value="414.5784311603004">
            <text:p>414.5784311603004</text:p>
          </table:table-cell>
          <table:table-cell office:value-type="float" office:value="394.836601105048">
            <text:p>394.836601105048</text:p>
          </table:table-cell>
          <table:table-cell office:value-type="float" office:value="376.0348581952838">
            <text:p>376.0348581952838</text:p>
          </table:table-cell>
          <table:table-cell office:value-type="float" office:value="358.1284363764607">
            <text:p>358.1284363764607</text:p>
          </table:table-cell>
          <table:table-cell office:value-type="float" office:value="341.074701310915">
            <text:p>341.074701310915</text:p>
          </table:table-cell>
          <table:table-cell office:value-type="float" office:value="324.8330488675381">
            <text:p>324.8330488675381</text:p>
          </table:table-cell>
          <table:table-cell office:value-type="float" office:value="309.3648084452744">
            <text:p>309.3648084452744</text:p>
          </table:table-cell>
          <table:table-cell office:value-type="float" office:value="294.6331509002613">
            <text:p>294.6331509002613</text:p>
          </table:table-cell>
          <table:table-cell office:value-type="float" office:value="280.6030008573917">
            <text:p>280.6030008573917</text:p>
          </table:table-cell>
          <table:table-cell office:value-type="float" office:value="267.2409531975159">
            <text:p>267.2409531975159</text:p>
          </table:table-cell>
          <table:table-cell office:value-type="float" office:value="254.5151935214437">
            <text:p>254.5151935214437</text:p>
          </table:table-cell>
          <table:table-cell office:value-type="float" office:value="242.3954224013749">
            <text:p>242.3954224013749</text:p>
          </table:table-cell>
          <table:table-cell office:value-type="float" office:value="230.8527832394047">
            <text:p>230.8527832394047</text:p>
          </table:table-cell>
          <table:table-cell office:value-type="float" office:value="219.8597935613378">
            <text:p>219.8597935613378</text:p>
          </table:table-cell>
          <table:table-cell office:value-type="float" office:value="209.3902795822265">
            <text:p>209.3902795822265</text:p>
          </table:table-cell>
          <table:table-cell office:value-type="float" office:value="199.4193138878348">
            <text:p>199.4193138878348</text:p>
          </table:table-cell>
          <table:table-cell office:value-type="float" office:value="189.9231560836521">
            <text:p>189.9231560836521</text:p>
          </table:table-cell>
          <table:table-cell office:value-type="float" office:value="180.8791962701449">
            <text:p>180.8791962701449</text:p>
          </table:table-cell>
          <table:table-cell office:value-type="float" office:value="172.2659012096618">
            <text:p>172.2659012096618</text:p>
          </table:table-cell>
          <table:table-cell office:value-type="float" office:value="164.0627630568207">
            <text:p>164.0627630568207</text:p>
          </table:table-cell>
          <table:table-cell office:value-type="float" office:value="156.2502505303054">
            <text:p>156.2502505303054</text:p>
          </table:table-cell>
          <table:table-cell office:value-type="float" office:value="148.8097624098147">
            <text:p>148.8097624098147</text:p>
          </table:table-cell>
          <table:table-cell office:value-type="float" office:value="141.7235832474425">
            <text:p>141.7235832474425</text:p>
          </table:table-cell>
          <table:table-cell office:value-type="float" office:value="134.9748411880405">
            <text:p>134.9748411880405</text:p>
          </table:table-cell>
          <table:table-cell office:value-type="float" office:value="128.5474677981338">
            <text:p>128.5474677981338</text:p>
          </table:table-cell>
          <table:table-cell office:value-type="float" office:value="122.4261598077465">
            <text:p>122.4261598077465</text:p>
          </table:table-cell>
          <table:table-cell office:value-type="float" office:value="116.5963426740443">
            <text:p>116.5963426740443</text:p>
          </table:table-cell>
          <table:table-cell office:value-type="float" office:value="111.0441358800422">
            <text:p>111.0441358800422</text:p>
          </table:table-cell>
          <table:table-cell office:value-type="float" office:value="105.7563198857544">
            <text:p>105.7563198857544</text:p>
          </table:table-cell>
          <table:table-cell office:value-type="float" office:value="100.7203046530994">
            <text:p>100.7203046530994</text:p>
          </table:table-cell>
          <table:table-cell office:value-type="float" office:value="95.92409966961851">
            <text:p>95.92409966961851</text:p>
          </table:table-cell>
          <table:table-cell office:value-type="float" office:value="91.35628539963668">
            <text:p>91.35628539963668</text:p>
          </table:table-cell>
          <table:table-cell office:value-type="float" office:value="87.00598609489207">
            <text:p>87.00598609489207</text:p>
          </table:table-cell>
          <table:table-cell office:value-type="float" office:value="82.8628438998972">
            <text:p>82.8628438998972</text:p>
          </table:table-cell>
          <table:table-cell office:value-type="float" office:value="78.91699419037828">
            <text:p>78.91699419037828</text:p>
          </table:table-cell>
          <table:table-cell office:value-type="float" office:value="75.15904208607455">
            <text:p>75.15904208607455</text:p>
          </table:table-cell>
          <table:table-cell office:value-type="float" office:value="71.58004008197575">
            <text:p>71.58004008197575</text:p>
          </table:table-cell>
          <table:table-cell office:value-type="float" office:value="68.17146674473881">
            <text:p>68.17146674473881</text:p>
          </table:table-cell>
          <table:table-cell office:value-type="float" office:value="64.92520642356077">
            <text:p>64.92520642356077</text:p>
          </table:table-cell>
          <table:table-cell office:value-type="float" office:value="61.83352992720073">
            <text:p>61.83352992720073</text:p>
          </table:table-cell>
          <table:table-cell office:value-type="float" office:value="58.88907612114355">
            <text:p>58.88907612114355</text:p>
          </table:table-cell>
          <table:table-cell office:value-type="float" office:value="56.08483440108909">
            <text:p>56.08483440108909</text:p>
          </table:table-cell>
          <table:table-cell office:value-type="float" office:value="53.41412800103723">
            <text:p>53.41412800103723</text:p>
          </table:table-cell>
          <table:table-cell office:value-type="float" office:value="50.87059809622593">
            <text:p>50.87059809622593</text:p>
          </table:table-cell>
          <table:table-cell office:value-type="float" office:value="48.44818866307231">
            <text:p>48.44818866307231</text:p>
          </table:table-cell>
          <table:table-cell office:value-type="float" office:value="46.14113206006886">
            <text:p>46.14113206006886</text:p>
          </table:table-cell>
          <table:table-cell office:value-type="float" office:value="43.94393529530368">
            <text:p>43.94393529530368</text:p>
          </table:table-cell>
          <table:table-cell office:value-type="float" office:value="41.85136694790826">
            <text:p>41.85136694790826</text:p>
          </table:table-cell>
          <table:table-cell office:value-type="float" office:value="39.85844471229358">
            <text:p>39.85844471229358</text:p>
          </table:table-cell>
          <table:table-cell office:value-type="float" office:value="37.9604235355177">
            <text:p>37.9604235355177</text:p>
          </table:table-cell>
          <table:table-cell office:value-type="float" office:value="36.15278431954066">
            <text:p>36.15278431954066</text:p>
          </table:table-cell>
          <table:table-cell office:value-type="float" office:value="34.4312231614673">
            <text:p>34.4312231614673</text:p>
          </table:table-cell>
          <table:table-cell office:value-type="float" office:value="32.79164110615933">
            <text:p>32.79164110615933</text:p>
          </table:table-cell>
          <table:table-cell office:value-type="float" office:value="31.23013438681841">
            <text:p>31.23013438681841</text:p>
          </table:table-cell>
          <table:table-cell office:value-type="float" office:value="29.74298513030325">
            <text:p>29.74298513030325</text:p>
          </table:table-cell>
          <table:table-cell office:value-type="float" office:value="28.32665250505071">
            <text:p>28.32665250505071</text:p>
          </table:table-cell>
          <table:table-cell office:value-type="float" office:value="26.97776429052448">
            <text:p>26.97776429052448</text:p>
          </table:table-cell>
          <table:table-cell office:value-type="float" office:value="25.69310884811856">
            <text:p>25.69310884811856</text:p>
          </table:table-cell>
          <table:table-cell office:value-type="float" office:value="24.46962747439862">
            <text:p>24.46962747439862</text:p>
          </table:table-cell>
          <table:table-cell office:value-type="float" office:value="23.30440711847488">
            <text:p>23.30440711847488</text:p>
          </table:table-cell>
          <table:table-cell office:value-type="float" office:value="22.19467344616655">
            <text:p>22.19467344616655</text:p>
          </table:table-cell>
          <table:table-cell office:value-type="float" office:value="21.13778423444433">
            <text:p>21.13778423444433</text:p>
          </table:table-cell>
          <table:table-cell office:value-type="float" office:value="20.13122308042317">
            <text:p>20.13122308042317</text:p>
          </table:table-cell>
          <table:table-cell office:value-type="float" office:value="19.17259340992683">
            <text:p>19.17259340992683</text:p>
          </table:table-cell>
          <table:table-cell office:value-type="float" office:value="18.25961277135888">
            <text:p>18.25961277135888</text:p>
          </table:table-cell>
          <table:table-cell office:value-type="float" office:value="17.39010740129418">
            <text:p>17.39010740129418</text:p>
          </table:table-cell>
          <table:table-cell office:value-type="float" office:value="16.5620070488516">
            <text:p>16.5620070488516</text:p>
          </table:table-cell>
          <table:table-cell office:value-type="float" office:value="15.77334004652533">
            <text:p>15.77334004652533</text:p>
          </table:table-cell>
          <table:table-cell office:value-type="float" office:value="15.02222861573841">
            <text:p>15.02222861573841</text:p>
          </table:table-cell>
          <table:table-cell office:value-type="float" office:value="14.30688439594134">
            <text:p>14.30688439594134</text:p>
          </table:table-cell>
          <table:table-cell office:value-type="float" office:value="13.6256041866108">
            <text:p>13.6256041866108</text:p>
          </table:table-cell>
          <table:table-cell office:value-type="float" office:value="12.97676589201029">
            <text:p>12.97676589201029</text:p>
          </table:table-cell>
          <table:table-cell office:value-type="float" office:value="12.35882465905742">
            <text:p>12.35882465905742</text:p>
          </table:table-cell>
          <table:table-cell office:value-type="float" office:value="11.7703091991023">
            <text:p>11.7703091991023</text:p>
          </table:table-cell>
          <table:table-cell office:value-type="float" office:value="11.20981828485933">
            <text:p>11.20981828485933</text:p>
          </table:table-cell>
          <table:table-cell office:value-type="float" office:value="10.67601741415175">
            <text:p>10.67601741415175</text:p>
          </table:table-cell>
          <table:table-cell office:value-type="float" office:value="10.16763563252547">
            <text:p>10.16763563252547</text:p>
          </table:table-cell>
          <table:table-cell office:value-type="float" office:value="9.683462507167114">
            <text:p>9.683462507167114</text:p>
          </table:table-cell>
          <table:table-cell office:value-type="float" office:value="9.22234524492106">
            <text:p>9.22234524492106</text:p>
          </table:table-cell>
          <table:table-cell office:value-type="float" office:value="8.783185947543867">
            <text:p>8.783185947543867</text:p>
          </table:table-cell>
          <table:table-cell office:value-type="float" office:value="8.364938997660825">
            <text:p>8.364938997660825</text:p>
          </table:table-cell>
          <table:table-cell office:value-type="float" office:value="7.966608569200786">
            <text:p>7.966608569200786</text:p>
          </table:table-cell>
          <table:table-cell office:value-type="float" office:value="7.5872462563817">
            <text:p>7.5872462563817</text:p>
          </table:table-cell>
          <table:table-cell office:value-type="float" office:value="7.225948815601619">
            <text:p>7.225948815601619</text:p>
          </table:table-cell>
          <table:table-cell office:value-type="float" office:value="6.881856014858684">
            <text:p>6.881856014858684</text:p>
          </table:table-cell>
          <table:table-cell office:value-type="float" office:value="6.554148585579699">
            <text:p>6.554148585579699</text:p>
          </table:table-cell>
          <table:table-cell office:value-type="float" office:value="6.242046271980666">
            <text:p>6.242046271980666</text:p>
          </table:table-cell>
          <table:table-cell office:value-type="float" office:value="5.94480597331492">
            <text:p>5.94480597331492</text:p>
          </table:table-cell>
          <table:table-cell office:value-type="float" office:value="5.661719974585638">
            <text:p>5.661719974585638</text:p>
          </table:table-cell>
          <table:table-cell office:value-type="float" office:value="5.392114261510131">
            <text:p>5.392114261510131</text:p>
          </table:table-cell>
          <table:table-cell office:value-type="float" office:value="5.135346915723934">
            <text:p>5.135346915723934</text:p>
          </table:table-cell>
          <table:table-cell office:value-type="float" office:value="4.890806586403746">
            <text:p>4.890806586403746</text:p>
          </table:table-cell>
          <table:table-cell office:value-type="float" office:value="4.657911034670234">
            <text:p>4.657911034670234</text:p>
          </table:table-cell>
          <table:table-cell office:value-type="float" office:value="4.436105747304985">
            <text:p>4.436105747304985</text:p>
          </table:table-cell>
          <table:table-cell office:value-type="float" office:value="4.224862616480937">
            <text:p>4.224862616480937</text:p>
          </table:table-cell>
          <table:table-cell office:value-type="float" office:value="4.023678682362798">
            <text:p>4.023678682362798</text:p>
          </table:table-cell>
          <table:table-cell office:value-type="float" office:value="3.832074935583617">
            <text:p>3.832074935583617</text:p>
          </table:table-cell>
          <table:table-cell office:value-type="float" office:value="3.649595176746302">
            <text:p>3.649595176746302</text:p>
          </table:table-cell>
          <table:table-cell office:value-type="float" office:value="3.475804930234573">
            <text:p>3.475804930234573</text:p>
          </table:table-cell>
          <table:table-cell office:value-type="float" office:value="3.310290409747212">
            <text:p>3.310290409747212</text:p>
          </table:table-cell>
          <table:table-cell office:value-type="float" office:value="3.152657533092583">
            <text:p>3.152657533092583</text:p>
          </table:table-cell>
          <table:table-cell office:value-type="float" office:value="3.002530983897698">
            <text:p>3.002530983897698</text:p>
          </table:table-cell>
          <table:table-cell office:value-type="float" office:value="2.859553317997808">
            <text:p>2.859553317997808</text:p>
          </table:table-cell>
          <table:table-cell office:value-type="float" office:value="2.723384112378864">
            <text:p>2.723384112378864</text:p>
          </table:table-cell>
          <table:table-cell office:value-type="float" office:value="2.593699154646537">
            <text:p>2.593699154646537</text:p>
          </table:table-cell>
          <table:table-cell office:value-type="float" office:value="2.47018967109194">
            <text:p>2.47018967109194</text:p>
          </table:table-cell>
          <table:table-cell office:value-type="float" office:value="2.352561591516133">
            <text:p>2.352561591516133</text:p>
          </table:table-cell>
          <table:table-cell office:value-type="float" office:value="2.240534849062984">
            <text:p>2.240534849062984</text:p>
          </table:table-cell>
          <table:table-cell office:value-type="float" office:value="2.133842713393318">
            <text:p>2.133842713393318</text:p>
          </table:table-cell>
          <table:table-cell office:value-type="float" office:value="2.032231155612684">
            <text:p>2.032231155612684</text:p>
          </table:table-cell>
          <table:table-cell office:value-type="float" office:value="1.935458243440652">
            <text:p>1.935458243440652</text:p>
          </table:table-cell>
          <table:table-cell office:value-type="float" office:value="1.843293565181573">
            <text:p>1.843293565181573</text:p>
          </table:table-cell>
          <table:table-cell office:value-type="float" office:value="1.755517681125307">
            <text:p>1.755517681125307</text:p>
          </table:table-cell>
          <table:table-cell office:value-type="float" office:value="1.671921601071721">
            <text:p>1.671921601071721</text:p>
          </table:table-cell>
          <table:table-cell office:value-type="float" office:value="1.592306286734972">
            <text:p>1.592306286734972</text:p>
          </table:table-cell>
          <table:table-cell office:value-type="float" office:value="1.516482177842831">
            <text:p>1.516482177842831</text:p>
          </table:table-cell>
          <table:table-cell office:value-type="float" office:value="1.444268740802696">
            <text:p>1.444268740802696</text:p>
          </table:table-cell>
          <table:table-cell office:value-type="float" office:value="1.37549403885971">
            <text:p>1.37549403885971</text:p>
          </table:table-cell>
          <table:table-cell office:value-type="float" office:value="1.309994322723533">
            <text:p>1.309994322723533</text:p>
          </table:table-cell>
          <table:table-cell office:value-type="float" office:value="1.247613640689079">
            <text:p>1.247613640689079</text:p>
          </table:table-cell>
          <table:table-cell office:value-type="float" office:value="1.188203467322932">
            <text:p>1.188203467322932</text:p>
          </table:table-cell>
          <table:table-cell office:value-type="float" office:value="1.131622349831364">
            <text:p>1.131622349831364</text:p>
          </table:table-cell>
          <table:table-cell office:value-type="float" office:value="1.077735571267966">
            <text:p>1.077735571267966</text:p>
          </table:table-cell>
          <table:table-cell office:value-type="float" office:value="1.026414829779015">
            <text:p>1.026414829779015</text:p>
          </table:table-cell>
          <table:table-cell office:value-type="float" office:value="0.9775379331228716">
            <text:p>0.9775379331228716</text:p>
          </table:table-cell>
          <table:table-cell office:value-type="float" office:value="0.9309885077360682">
            <text:p>0.9309885077360682</text:p>
          </table:table-cell>
          <table:table-cell office:value-type="float" office:value="0.8866557216533982">
            <text:p>0.8866557216533982</text:p>
          </table:table-cell>
          <table:table-cell office:value-type="float" office:value="0.844434020622284">
            <text:p>0.844434020622284</text:p>
          </table:table-cell>
          <table:table-cell office:value-type="float" office:value="0.8042228767831276">
            <text:p>0.8042228767831276</text:p>
          </table:table-cell>
          <table:table-cell office:value-type="float" office:value="0.7659265493172644">
            <text:p>0.7659265493172644</text:p>
          </table:table-cell>
          <table:table-cell office:value-type="float" office:value="0.7294538564926327">
            <text:p>0.7294538564926327</text:p>
          </table:table-cell>
          <table:table-cell office:value-type="float" office:value="0.6947179585644121">
            <text:p>0.6947179585644121</text:p>
          </table:table-cell>
          <table:table-cell office:value-type="float" office:value="0.6616361510137257">
            <text:p>0.6616361510137257</text:p>
          </table:table-cell>
          <table:table-cell office:value-type="float" office:value="0.6301296676321197">
            <text:p>0.6301296676321197</text:p>
          </table:table-cell>
          <table:table-cell office:value-type="float" office:value="0.6001234929829712">
            <text:p>0.6001234929829712</text:p>
          </table:table-cell>
          <table:table-cell office:value-type="float" office:value="0.5715461837933059">
            <text:p>0.5715461837933059</text:p>
          </table:table-cell>
          <table:table-cell office:value-type="float" office:value="0.5443296988507675">
            <text:p>0.5443296988507675</text:p>
          </table:table-cell>
          <table:table-cell office:value-type="float" office:value="0.5184092370007309">
            <text:p>0.5184092370007309</text:p>
          </table:table-cell>
          <table:table-cell office:value-type="float" office:value="0.4937230828578389">
            <text:p>0.4937230828578389</text:p>
          </table:table-cell>
          <table:table-cell office:value-type="float" office:value="0.4702124598646085">
            <text:p>0.4702124598646085</text:p>
          </table:table-cell>
          <table:table-cell office:value-type="float" office:value="0.4478213903472462">
            <text:p>0.4478213903472462</text:p>
          </table:table-cell>
          <table:table-cell office:value-type="float" office:value="0.4264965622354725">
            <text:p>0.4264965622354725</text:p>
          </table:table-cell>
          <table:table-cell office:value-type="float" office:value="0.4061872021290215">
            <text:p>0.4061872021290215</text:p>
          </table:table-cell>
          <table:table-cell office:value-type="float" office:value="0.3868449544085919">
            <text:p>0.3868449544085919</text:p>
          </table:table-cell>
          <table:table-cell office:value-type="float" office:value="0.3684237661034208">
            <text:p>0.3684237661034208</text:p>
          </table:table-cell>
          <table:table-cell office:value-type="float" office:value="0.3508797772413532">
            <text:p>0.3508797772413532</text:p>
          </table:table-cell>
          <table:table-cell office:value-type="float" office:value="0.3341712164203363">
            <text:p>0.3341712164203363</text:p>
          </table:table-cell>
          <table:table-cell office:value-type="float" office:value="0.3182583013527013">
            <text:p>0.3182583013527013</text:p>
          </table:table-cell>
          <table:table-cell office:value-type="float" office:value="0.3031031441454297">
            <text:p>0.3031031441454297</text:p>
          </table:table-cell>
          <table:table-cell office:value-type="float" office:value="0.2886696610908855">
            <text:p>0.2886696610908855</text:p>
          </table:table-cell>
          <table:table-cell office:value-type="float" office:value="0.2749234867532242">
            <text:p>0.2749234867532242</text:p>
          </table:table-cell>
          <table:table-cell office:value-type="float" office:value="0.2618318921459278">
            <text:p>0.2618318921459278</text:p>
          </table:table-cell>
          <table:table-cell office:value-type="float" office:value="0.2493637068056455">
            <text:p>0.2493637068056455</text:p>
          </table:table-cell>
          <table:table-cell office:value-type="float" office:value="0.2374892445768052">
            <text:p>0.2374892445768052</text:p>
          </table:table-cell>
          <table:table-cell office:value-type="float" office:value="0.2261802329302907">
            <text:p>0.2261802329302907</text:p>
          </table:table-cell>
          <table:table-cell office:value-type="float" office:value="0.2154097456478959">
            <text:p>0.2154097456478959</text:p>
          </table:table-cell>
          <table:table-cell office:value-type="float" office:value="0.2051521387122818">
            <text:p>0.2051521387122818</text:p>
          </table:table-cell>
          <table:table-cell office:value-type="float" office:value="0.1953829892497922">
            <text:p>0.1953829892497922</text:p>
          </table:table-cell>
          <table:table-cell office:value-type="float" office:value="0.1860790373807545">
            <text:p>0.1860790373807545</text:p>
          </table:table-cell>
          <table:table-cell office:value-type="float" office:value="0.1772181308388138">
            <text:p>0.1772181308388138</text:p>
          </table:table-cell>
          <table:table-cell office:value-type="float" office:value="0.1687791722274417">
            <text:p>0.1687791722274417</text:p>
          </table:table-cell>
          <table:table-cell office:value-type="float" office:value="0.1607420687880397">
            <text:p>0.1607420687880397</text:p>
          </table:table-cell>
          <table:table-cell office:value-type="float" office:value="0.1530876845600378">
            <text:p>0.1530876845600378</text:p>
          </table:table-cell>
          <table:table-cell office:value-type="float" office:value="0.1457977948190836">
            <text:p>0.1457977948190836</text:p>
          </table:table-cell>
          <table:table-cell office:value-type="float" office:value="0.1388550426848415">
            <text:p>0.1388550426848415</text:p>
          </table:table-cell>
          <table:table-cell office:value-type="float" office:value="0.1322428977950871">
            <text:p>0.1322428977950871</text:p>
          </table:table-cell>
          <table:table-cell office:value-type="float" office:value="0.125945616947702">
            <text:p>0.125945616947702</text:p>
          </table:table-cell>
          <table:table-cell office:value-type="float" office:value="0.1199482066168591">
            <text:p>0.1199482066168591</text:p>
          </table:table-cell>
          <table:table-cell office:value-type="float" office:value="0.1142363872541515">
            <text:p>0.1142363872541515</text:p>
          </table:table-cell>
          <table:table-cell office:value-type="float" office:value="0.1087965592896681">
            <text:p>0.1087965592896681</text:p>
          </table:table-cell>
          <table:table-cell office:value-type="float" office:value="0.1036157707520648">
            <text:p>0.1036157707520648</text:p>
          </table:table-cell>
          <table:table-cell office:value-type="float" office:value="0.0986816864305379">
            <text:p>0.0986816864305379</text:p>
          </table:table-cell>
          <table:table-cell office:value-type="float" office:value="0.0939825585052742">
            <text:p>0.0939825585052742</text:p>
          </table:table-cell>
          <table:table-cell office:value-type="float" office:value="0.0895071985764516">
            <text:p>0.0895071985764516</text:p>
          </table:table-cell>
          <table:table-cell office:value-type="float" office:value="0.085244951025192">
            <text:p>0.085244951025192</text:p>
          </table:table-cell>
          <table:table-cell office:value-type="float" office:value="0.08118566764304">
            <text:p>0.08118566764304</text:p>
          </table:table-cell>
          <table:table-cell office:value-type="float" office:value="0.0773196834695619">
            <text:p>0.0773196834695619</text:p>
          </table:table-cell>
          <table:table-cell office:value-type="float" office:value="0.0736377937805352">
            <text:p>0.0736377937805352</text:p>
          </table:table-cell>
          <table:table-cell office:value-type="float" office:value="0.0701312321719383">
            <text:p>0.0701312321719383</text:p>
          </table:table-cell>
          <table:table-cell office:value-type="float" office:value="0.0667916496875602">
            <text:p>0.0667916496875602</text:p>
          </table:table-cell>
        </table:table-row>
      </table:table>
      <table:table table:name="q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7855650737463125">
            <text:p>0.7855650737463125</text:p>
          </table:table-cell>
          <table:table-cell office:value-type="float" office:value="0.22911838557604858">
            <text:p>0.22911838557604858</text:p>
          </table:table-cell>
          <table:table-cell office:value-type="float" office:value="0.9622513274336293">
            <text:p>0.9622513274336293</text:p>
          </table:table-cell>
          <table:table-cell office:value-type="float" office:value="0.9840000000000008">
            <text:p>0.9840000000000008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7834865530704285">
            <text:p>0.7834865530704285</text:p>
          </table:table-cell>
          <table:table-cell office:value-type="float" office:value="0.23115805539817794">
            <text:p>0.23115805539817794</text:p>
          </table:table-cell>
          <table:table-cell office:value-type="float" office:value="0.9720277906051615">
            <text:p>0.9720277906051615</text:p>
          </table:table-cell>
          <table:table-cell office:value-type="float" office:value="0.9935903795975594">
            <text:p>0.9935903795975594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7834749478852401">
            <text:p>0.7834749478852401</text:p>
          </table:table-cell>
          <table:table-cell office:value-type="float" office:value="0.23116944366401693">
            <text:p>0.23116944366401693</text:p>
          </table:table-cell>
          <table:table-cell office:value-type="float" office:value="0.9720815801308453">
            <text:p>0.9720815801308453</text:p>
          </table:table-cell>
          <table:table-cell office:value-type="float" office:value="0.9936603397612003">
            <text:p>0.9936603397612003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7834681693535253">
            <text:p>0.7834681693535253</text:p>
          </table:table-cell>
          <table:table-cell office:value-type="float" office:value="0.2311760954942044">
            <text:p>0.2311760954942044</text:p>
          </table:table-cell>
          <table:table-cell office:value-type="float" office:value="0.9721136532683442">
            <text:p>0.9721136532683442</text:p>
          </table:table-cell>
          <table:table-cell office:value-type="float" office:value="0.9937076320330962">
            <text:p>0.9937076320330962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7834630653291466">
            <text:p>0.7834630653291466</text:p>
          </table:table-cell>
          <table:table-cell office:value-type="float" office:value="0.23118110411625828">
            <text:p>0.23118110411625828</text:p>
          </table:table-cell>
          <table:table-cell office:value-type="float" office:value="0.9721381655637115">
            <text:p>0.9721381655637115</text:p>
          </table:table-cell>
          <table:table-cell office:value-type="float" office:value="0.9937468162473069">
            <text:p>0.9937468162473069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7834582647603805">
            <text:p>0.7834582647603805</text:p>
          </table:table-cell>
          <table:table-cell office:value-type="float" office:value="0.231185814954767">
            <text:p>0.231185814954767</text:p>
          </table:table-cell>
          <table:table-cell office:value-type="float" office:value="0.9721612746234779">
            <text:p>0.9721612746234779</text:p>
          </table:table-cell>
          <table:table-cell office:value-type="float" office:value="0.9937842287634315">
            <text:p>0.9937842287634315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7834534246951318">
            <text:p>0.7834534246951318</text:p>
          </table:table-cell>
          <table:table-cell office:value-type="float" office:value="0.2311905645515064">
            <text:p>0.2311905645515064</text:p>
          </table:table-cell>
          <table:table-cell office:value-type="float" office:value="0.9721845214372346">
            <text:p>0.9721845214372346</text:p>
          </table:table-cell>
          <table:table-cell office:value-type="float" office:value="0.9938214599157029">
            <text:p>0.9938214599157029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7834485604109601">
            <text:p>0.7834485604109601</text:p>
          </table:table-cell>
          <table:table-cell office:value-type="float" office:value="0.2311953379144787">
            <text:p>0.2311953379144787</text:p>
          </table:table-cell>
          <table:table-cell office:value-type="float" office:value="0.9722078383888346">
            <text:p>0.9722078383888346</text:p>
          </table:table-cell>
          <table:table-cell office:value-type="float" office:value="0.9938584467003886">
            <text:p>0.9938584467003886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7834434871927316">
            <text:p>0.7834434871927316</text:p>
          </table:table-cell>
          <table:table-cell office:value-type="float" office:value="0.23120031630619825">
            <text:p>0.23120031630619825</text:p>
          </table:table-cell>
          <table:table-cell office:value-type="float" office:value="0.9722320558716251">
            <text:p>0.9722320558716251</text:p>
          </table:table-cell>
          <table:table-cell office:value-type="float" office:value="0.9938960482288834">
            <text:p>0.9938960482288834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7834382166269285">
            <text:p>0.7834382166269285</text:p>
          </table:table-cell>
          <table:table-cell office:value-type="float" office:value="0.23120548835675275">
            <text:p>0.23120548835675275</text:p>
          </table:table-cell>
          <table:table-cell office:value-type="float" office:value="0.9722571228001704">
            <text:p>0.9722571228001704</text:p>
          </table:table-cell>
          <table:table-cell office:value-type="float" office:value="0.9939342177875554">
            <text:p>0.9939342177875554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7834327487714634">
            <text:p>0.7834327487714634</text:p>
          </table:table-cell>
          <table:table-cell office:value-type="float" office:value="0.2312108540093119">
            <text:p>0.2312108540093119</text:p>
          </table:table-cell>
          <table:table-cell office:value-type="float" office:value="0.9722830345216775">
            <text:p>0.9722830345216775</text:p>
          </table:table-cell>
          <table:table-cell office:value-type="float" office:value="0.9939729563843503">
            <text:p>0.9939729563843503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783427164597282">
            <text:p>0.783427164597282</text:p>
          </table:table-cell>
          <table:table-cell office:value-type="float" office:value="0.23121633380640577">
            <text:p>0.23121633380640577</text:p>
          </table:table-cell>
          <table:table-cell office:value-type="float" office:value="0.9723094443553808">
            <text:p>0.9723094443553808</text:p>
          </table:table-cell>
          <table:table-cell office:value-type="float" office:value="0.9940119128700937">
            <text:p>0.9940119128700937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7834213256366807">
            <text:p>0.7834213256366807</text:p>
          </table:table-cell>
          <table:table-cell office:value-type="float" office:value="0.23122206362755654">
            <text:p>0.23122206362755654</text:p>
          </table:table-cell>
          <table:table-cell office:value-type="float" office:value="0.9723369589678822">
            <text:p>0.9723369589678822</text:p>
          </table:table-cell>
          <table:table-cell office:value-type="float" office:value="0.994051715996994">
            <text:p>0.994051715996994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7834152930220216">
            <text:p>0.7834152930220216</text:p>
          </table:table-cell>
          <table:table-cell office:value-type="float" office:value="0.23122798348306314">
            <text:p>0.23122798348306314</text:p>
          </table:table-cell>
          <table:table-cell office:value-type="float" office:value="0.9723653100774504">
            <text:p>0.9723653100774504</text:p>
          </table:table-cell>
          <table:table-cell office:value-type="float" office:value="0.9940920951549188">
            <text:p>0.9940920951549188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7834090727913864">
            <text:p>0.7834090727913864</text:p>
          </table:table-cell>
          <table:table-cell office:value-type="float" office:value="0.23123408744770513">
            <text:p>0.23123408744770513</text:p>
          </table:table-cell>
          <table:table-cell office:value-type="float" office:value="0.9723944714454786">
            <text:p>0.9723944714454786</text:p>
          </table:table-cell>
          <table:table-cell office:value-type="float" office:value="0.994133028326384">
            <text:p>0.994133028326384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7834027135330401">
            <text:p>0.7834027135330401</text:p>
          </table:table-cell>
          <table:table-cell office:value-type="float" office:value="0.2312403278414094">
            <text:p>0.2312403278414094</text:p>
          </table:table-cell>
          <table:table-cell office:value-type="float" office:value="0.9724242257638964">
            <text:p>0.9724242257638964</text:p>
          </table:table-cell>
          <table:table-cell office:value-type="float" office:value="0.9941742972748508">
            <text:p>0.9941742972748508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0.7833960614903582">
            <text:p>0.7833960614903582</text:p>
          </table:table-cell>
          <table:table-cell office:value-type="float" office:value="0.23124685554684504">
            <text:p>0.23124685554684504</text:p>
          </table:table-cell>
          <table:table-cell office:value-type="float" office:value="0.972455265321607">
            <text:p>0.972455265321607</text:p>
          </table:table-cell>
          <table:table-cell office:value-type="float" office:value="0.9942166170461263">
            <text:p>0.9942166170461263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0.7833892037163367">
            <text:p>0.7833892037163367</text:p>
          </table:table-cell>
          <table:table-cell office:value-type="float" office:value="0.2312535851381745">
            <text:p>0.2312535851381745</text:p>
          </table:table-cell>
          <table:table-cell office:value-type="float" office:value="0.9724871969262492">
            <text:p>0.9724871969262492</text:p>
          </table:table-cell>
          <table:table-cell office:value-type="float" office:value="0.9942595886928489">
            <text:p>0.9942595886928489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0.7833821241353539">
            <text:p>0.7833821241353539</text:p>
          </table:table-cell>
          <table:table-cell office:value-type="float" office:value="0.23126053239054073">
            <text:p>0.23126053239054073</text:p>
          </table:table-cell>
          <table:table-cell office:value-type="float" office:value="0.9725200967241181">
            <text:p>0.9725200967241181</text:p>
          </table:table-cell>
          <table:table-cell office:value-type="float" office:value="0.9943032945780521">
            <text:p>0.9943032945780521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0.7833748867307689">
            <text:p>0.7833748867307689</text:p>
          </table:table-cell>
          <table:table-cell office:value-type="float" office:value="0.23126763451653543">
            <text:p>0.23126763451653543</text:p>
          </table:table-cell>
          <table:table-cell office:value-type="float" office:value="0.9725536771829477">
            <text:p>0.9725536771829477</text:p>
          </table:table-cell>
          <table:table-cell office:value-type="float" office:value="0.9943474440101373">
            <text:p>0.9943474440101373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0.7833674840156438">
            <text:p>0.7833674840156438</text:p>
          </table:table-cell>
          <table:table-cell office:value-type="float" office:value="0.2312748988631534">
            <text:p>0.2312748988631534</text:p>
          </table:table-cell>
          <table:table-cell office:value-type="float" office:value="0.9725879692233279">
            <text:p>0.9725879692233279</text:p>
          </table:table-cell>
          <table:table-cell office:value-type="float" office:value="0.9943920730526373">
            <text:p>0.9943920730526373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0.783359848205577">
            <text:p>0.783359848205577</text:p>
          </table:table-cell>
          <table:table-cell office:value-type="float" office:value="0.23128239194779837">
            <text:p>0.23128239194779837</text:p>
          </table:table-cell>
          <table:table-cell office:value-type="float" office:value="0.9726232884704807">
            <text:p>0.9726232884704807</text:p>
          </table:table-cell>
          <table:table-cell office:value-type="float" office:value="0.9944375091328549">
            <text:p>0.9944375091328549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0.7833520267540406">
            <text:p>0.7833520267540406</text:p>
          </table:table-cell>
          <table:table-cell office:value-type="float" office:value="0.23129006720397907">
            <text:p>0.23129006720397907</text:p>
          </table:table-cell>
          <table:table-cell office:value-type="float" office:value="0.9726594121402233">
            <text:p>0.9726594121402233</text:p>
          </table:table-cell>
          <table:table-cell office:value-type="float" office:value="0.9944835281143771">
            <text:p>0.9944835281143771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0.7833439622554377">
            <text:p>0.7833439622554377</text:p>
          </table:table-cell>
          <table:table-cell office:value-type="float" office:value="0.23129798096429027">
            <text:p>0.23129798096429027</text:p>
          </table:table-cell>
          <table:table-cell office:value-type="float" office:value="0.9726966022388192">
            <text:p>0.9726966022388192</text:p>
          </table:table-cell>
          <table:table-cell office:value-type="float" office:value="0.9945304024714268">
            <text:p>0.9945304024714268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0.7833356759714886">
            <text:p>0.7833356759714886</text:p>
          </table:table-cell>
          <table:table-cell office:value-type="float" office:value="0.2313061123644273">
            <text:p>0.2313061123644273</text:p>
          </table:table-cell>
          <table:table-cell office:value-type="float" office:value="0.972734764040601">
            <text:p>0.972734764040601</text:p>
          </table:table-cell>
          <table:table-cell office:value-type="float" office:value="0.9945780388654114">
            <text:p>0.9945780388654114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0.7833272020590499">
            <text:p>0.7833272020590499</text:p>
          </table:table-cell>
          <table:table-cell office:value-type="float" office:value="0.23131442788597925">
            <text:p>0.23131442788597925</text:p>
          </table:table-cell>
          <table:table-cell office:value-type="float" office:value="0.972773744906546">
            <text:p>0.972773744906546</text:p>
          </table:table-cell>
          <table:table-cell office:value-type="float" office:value="0.9946262845543853">
            <text:p>0.9946262845543853</text:p>
          </table:table-cell>
        </table:table-row>
        <table:table-row>
          <table:table-cell table:style-name="pd1" office:value-type="string" office:string-value="26">
            <text:p>26</text:p>
          </table:table-cell>
          <table:table-cell office:value-type="float" office:value="0.7833185621629847">
            <text:p>0.7833185621629847</text:p>
          </table:table-cell>
          <table:table-cell office:value-type="float" office:value="0.23132290628866015">
            <text:p>0.23132290628866015</text:p>
          </table:table-cell>
          <table:table-cell office:value-type="float" office:value="0.9728134483636743">
            <text:p>0.9728134483636743</text:p>
          </table:table-cell>
          <table:table-cell office:value-type="float" office:value="0.9946750443813117">
            <text:p>0.9946750443813117</text:p>
          </table:table-cell>
        </table:table-row>
        <table:table-row>
          <table:table-cell table:style-name="pd1" office:value-type="string" office:string-value="27">
            <text:p>27</text:p>
          </table:table-cell>
          <table:table-cell office:value-type="float" office:value="0.7833097460762962">
            <text:p>0.7833097460762962</text:p>
          </table:table-cell>
          <table:table-cell office:value-type="float" office:value="0.2313315575886815">
            <text:p>0.2313315575886815</text:p>
          </table:table-cell>
          <table:table-cell office:value-type="float" office:value="0.9728539209408719">
            <text:p>0.9728539209408719</text:p>
          </table:table-cell>
          <table:table-cell office:value-type="float" office:value="0.9947243697789738">
            <text:p>0.9947243697789738</text:p>
          </table:table-cell>
        </table:table-row>
        <table:table-row>
          <table:table-cell table:style-name="pd1" office:value-type="string" office:string-value="28">
            <text:p>28</text:p>
          </table:table-cell>
          <table:table-cell office:value-type="float" office:value="0.7833007020388845">
            <text:p>0.7833007020388845</text:p>
          </table:table-cell>
          <table:table-cell office:value-type="float" office:value="0.23134043257866505">
            <text:p>0.23134043257866505</text:p>
          </table:table-cell>
          <table:table-cell office:value-type="float" office:value="0.9728953951099111">
            <text:p>0.9728953951099111</text:p>
          </table:table-cell>
          <table:table-cell office:value-type="float" office:value="0.9947745027654482">
            <text:p>0.9947745027654482</text:p>
          </table:table-cell>
        </table:table-row>
        <table:table-row>
          <table:table-cell table:style-name="pd1" office:value-type="string" office:string-value="29">
            <text:p>29</text:p>
          </table:table-cell>
          <table:table-cell office:value-type="float" office:value="0.7832914806067228">
            <text:p>0.7832914806067228</text:p>
          </table:table-cell>
          <table:table-cell office:value-type="float" office:value="0.2313494816476087">
            <text:p>0.2313494816476087</text:p>
          </table:table-cell>
          <table:table-cell office:value-type="float" office:value="0.9729376463878402">
            <text:p>0.9729376463878402</text:p>
          </table:table-cell>
          <table:table-cell office:value-type="float" office:value="0.994825216779226">
            <text:p>0.994825216779226</text:p>
          </table:table-cell>
        </table:table-row>
        <table:table-row>
          <table:table-cell table:style-name="pd1" office:value-type="string" office:string-value="30">
            <text:p>30</text:p>
          </table:table-cell>
          <table:table-cell office:value-type="float" office:value="0.7832820657939106">
            <text:p>0.7832820657939106</text:p>
          </table:table-cell>
          <table:table-cell office:value-type="float" office:value="0.23135872048261136">
            <text:p>0.23135872048261136</text:p>
          </table:table-cell>
          <table:table-cell office:value-type="float" office:value="0.9729807453539759">
            <text:p>0.9729807453539759</text:p>
          </table:table-cell>
          <table:table-cell office:value-type="float" office:value="0.9948765878734883">
            <text:p>0.9948765878734883</text:p>
          </table:table-cell>
        </table:table-row>
        <table:table-row>
          <table:table-cell table:style-name="pd1" office:value-type="string" office:string-value="31">
            <text:p>31</text:p>
          </table:table-cell>
          <table:table-cell office:value-type="float" office:value="0.7832724555528474">
            <text:p>0.7832724555528474</text:p>
          </table:table-cell>
          <table:table-cell office:value-type="float" office:value="0.23136815109300043">
            <text:p>0.23136815109300043</text:p>
          </table:table-cell>
          <table:table-cell office:value-type="float" office:value="0.9730247024521828">
            <text:p>0.9730247024521828</text:p>
          </table:table-cell>
          <table:table-cell office:value-type="float" office:value="0.9949286303409548">
            <text:p>0.9949286303409548</text:p>
          </table:table-cell>
        </table:table-row>
        <table:table-row>
          <table:table-cell table:style-name="pd1" office:value-type="string" office:string-value="32">
            <text:p>32</text:p>
          </table:table-cell>
          <table:table-cell office:value-type="float" office:value="0.7832626019305831">
            <text:p>0.7832626019305831</text:p>
          </table:table-cell>
          <table:table-cell office:value-type="float" office:value="0.2313778205354094">
            <text:p>0.2313778205354094</text:p>
          </table:table-cell>
          <table:table-cell office:value-type="float" office:value="0.9730697336087061">
            <text:p>0.9730697336087061</text:p>
          </table:table-cell>
          <table:table-cell office:value-type="float" office:value="0.9949815690719163">
            <text:p>0.9949815690719163</text:p>
          </table:table-cell>
        </table:table-row>
        <table:table-row>
          <table:table-cell table:style-name="pd1" office:value-type="string" office:string-value="33">
            <text:p>33</text:p>
          </table:table-cell>
          <table:table-cell office:value-type="float" office:value="0.7832525983925881">
            <text:p>0.7832525983925881</text:p>
          </table:table-cell>
          <table:table-cell office:value-type="float" office:value="0.23138763709138577">
            <text:p>0.23138763709138577</text:p>
          </table:table-cell>
          <table:table-cell office:value-type="float" office:value="0.9731154197628105">
            <text:p>0.9731154197628105</text:p>
          </table:table-cell>
          <table:table-cell office:value-type="float" office:value="0.9950349781889787">
            <text:p>0.9950349781889787</text:p>
          </table:table-cell>
        </table:table-row>
        <table:table-row>
          <table:table-cell table:style-name="pd1" office:value-type="string" office:string-value="34">
            <text:p>34</text:p>
          </table:table-cell>
          <table:table-cell office:value-type="float" office:value="0.7832425472995338">
            <text:p>0.7832425472995338</text:p>
          </table:table-cell>
          <table:table-cell office:value-type="float" office:value="0.23139750031354175">
            <text:p>0.23139750031354175</text:p>
          </table:table-cell>
          <table:table-cell office:value-type="float" office:value="0.9731613018915324">
            <text:p>0.9731613018915324</text:p>
          </table:table-cell>
          <table:table-cell office:value-type="float" office:value="0.9950883909722413">
            <text:p>0.9950883909722413</text:p>
          </table:table-cell>
        </table:table-row>
        <table:table-row>
          <table:table-cell table:style-name="pd1" office:value-type="string" office:string-value="35">
            <text:p>35</text:p>
          </table:table-cell>
          <table:table-cell office:value-type="float" office:value="0.7832323096473539">
            <text:p>0.7832323096473539</text:p>
          </table:table-cell>
          <table:table-cell office:value-type="float" office:value="0.23140754660773696">
            <text:p>0.23140754660773696</text:p>
          </table:table-cell>
          <table:table-cell office:value-type="float" office:value="0.973208004694094">
            <text:p>0.973208004694094</text:p>
          </table:table-cell>
          <table:table-cell office:value-type="float" office:value="0.9951424512421705">
            <text:p>0.9951424512421705</text:p>
          </table:table-cell>
        </table:table-row>
        <table:table-row>
          <table:table-cell table:style-name="pd1" office:value-type="string" office:string-value="36">
            <text:p>36</text:p>
          </table:table-cell>
          <table:table-cell office:value-type="float" office:value="0.7832218963078168">
            <text:p>0.7832218963078168</text:p>
          </table:table-cell>
          <table:table-cell office:value-type="float" office:value="0.2314177653054137">
            <text:p>0.2314177653054137</text:p>
          </table:table-cell>
          <table:table-cell office:value-type="float" office:value="0.9732554798991302">
            <text:p>0.9732554798991302</text:p>
          </table:table-cell>
          <table:table-cell office:value-type="float" office:value="0.9951971131616705">
            <text:p>0.9951971131616705</text:p>
          </table:table-cell>
        </table:table-row>
        <table:table-row>
          <table:table-cell table:style-name="pd1" office:value-type="string" office:string-value="37">
            <text:p>37</text:p>
          </table:table-cell>
          <table:table-cell office:value-type="float" office:value="0.7832114404003586">
            <text:p>0.7832114404003586</text:p>
          </table:table-cell>
          <table:table-cell office:value-type="float" office:value="0.23142802577534924">
            <text:p>0.23142802577534924</text:p>
          </table:table-cell>
          <table:table-cell office:value-type="float" office:value="0.9733031303286145">
            <text:p>0.9733031303286145</text:p>
          </table:table-cell>
          <table:table-cell office:value-type="float" office:value="0.9952517685438694">
            <text:p>0.9952517685438694</text:p>
          </table:table-cell>
        </table:table-row>
        <table:table-row>
          <table:table-cell table:style-name="pd1" office:value-type="string" office:string-value="38">
            <text:p>38</text:p>
          </table:table-cell>
          <table:table-cell office:value-type="float" office:value="0.7832007651475397">
            <text:p>0.7832007651475397</text:p>
          </table:table-cell>
          <table:table-cell office:value-type="float" office:value="0.23143850149073233">
            <text:p>0.23143850149073233</text:p>
          </table:table-cell>
          <table:table-cell office:value-type="float" office:value="0.9733517502195665">
            <text:p>0.9733517502195665</text:p>
          </table:table-cell>
          <table:table-cell office:value-type="float" office:value="0.9953072348142251">
            <text:p>0.9953072348142251</text:p>
          </table:table-cell>
        </table:table-row>
        <table:table-row>
          <table:table-cell table:style-name="pd1" office:value-type="string" office:string-value="39">
            <text:p>39</text:p>
          </table:table-cell>
          <table:table-cell office:value-type="float" office:value="0.7831898209545285">
            <text:p>0.7831898209545285</text:p>
          </table:table-cell>
          <table:table-cell office:value-type="float" office:value="0.2314492411193881">
            <text:p>0.2314492411193881</text:p>
          </table:table-cell>
          <table:table-cell office:value-type="float" office:value="0.9734015627400597">
            <text:p>0.9734015627400597</text:p>
          </table:table-cell>
          <table:table-cell office:value-type="float" office:value="0.9953637442235754">
            <text:p>0.9953637442235754</text:p>
          </table:table-cell>
        </table:table-row>
        <table:table-row>
          <table:table-cell table:style-name="pd1" office:value-type="string" office:string-value="40">
            <text:p>40</text:p>
          </table:table-cell>
          <table:table-cell office:value-type="float" office:value="0.7831787177891656">
            <text:p>0.7831787177891656</text:p>
          </table:table-cell>
          <table:table-cell office:value-type="float" office:value="0.2314601367489498">
            <text:p>0.2314601367489498</text:p>
          </table:table-cell>
          <table:table-cell office:value-type="float" office:value="0.9734520746063301">
            <text:p>0.9734520746063301</text:p>
          </table:table-cell>
          <table:table-cell office:value-type="float" office:value="0.9954207950791145">
            <text:p>0.9954207950791145</text:p>
          </table:table-cell>
        </table:table-row>
        <table:table-row>
          <table:table-cell table:style-name="pd1" office:value-type="string" office:string-value="41">
            <text:p>41</text:p>
          </table:table-cell>
          <table:table-cell office:value-type="float" office:value="0.7831675554364026">
            <text:p>0.7831675554364026</text:p>
          </table:table-cell>
          <table:table-cell office:value-type="float" office:value="0.23147109045960512">
            <text:p>0.23147109045960512</text:p>
          </table:table-cell>
          <table:table-cell office:value-type="float" office:value="0.9735028382383618">
            <text:p>0.9735028382383618</text:p>
          </table:table-cell>
          <table:table-cell office:value-type="float" office:value="0.9954779326159623">
            <text:p>0.9954779326159623</text:p>
          </table:table-cell>
        </table:table-row>
        <table:table-row>
          <table:table-cell table:style-name="pd1" office:value-type="string" office:string-value="42">
            <text:p>42</text:p>
          </table:table-cell>
          <table:table-cell office:value-type="float" office:value="0.7831562553789144">
            <text:p>0.7831562553789144</text:p>
          </table:table-cell>
          <table:table-cell office:value-type="float" office:value="0.23148217930106557">
            <text:p>0.23148217930106557</text:p>
          </table:table-cell>
          <table:table-cell office:value-type="float" office:value="0.9735542066103003">
            <text:p>0.9735542066103003</text:p>
          </table:table-cell>
          <table:table-cell office:value-type="float" office:value="0.995535522157729">
            <text:p>0.995535522157729</text:p>
          </table:table-cell>
        </table:table-row>
        <table:table-row>
          <table:table-cell table:style-name="pd1" office:value-type="string" office:string-value="43">
            <text:p>43</text:p>
          </table:table-cell>
          <table:table-cell office:value-type="float" office:value="0.783144776463601">
            <text:p>0.783144776463601</text:p>
          </table:table-cell>
          <table:table-cell office:value-type="float" office:value="0.23149344365721414">
            <text:p>0.23149344365721414</text:p>
          </table:table-cell>
          <table:table-cell office:value-type="float" office:value="0.9736063649127257">
            <text:p>0.9736063649127257</text:p>
          </table:table-cell>
          <table:table-cell office:value-type="float" office:value="0.9955937571209413">
            <text:p>0.9955937571209413</text:p>
          </table:table-cell>
        </table:table-row>
        <table:table-row>
          <table:table-cell table:style-name="pd1" office:value-type="string" office:string-value="44">
            <text:p>44</text:p>
          </table:table-cell>
          <table:table-cell office:value-type="float" office:value="0.7831331603991457">
            <text:p>0.7831331603991457</text:p>
          </table:table-cell>
          <table:table-cell office:value-type="float" office:value="0.23150484259896947">
            <text:p>0.23150484259896947</text:p>
          </table:table-cell>
          <table:table-cell office:value-type="float" office:value="0.9736591276491955">
            <text:p>0.9736591276491955</text:p>
          </table:table-cell>
          <table:table-cell office:value-type="float" office:value="0.995652451189933">
            <text:p>0.995652451189933</text:p>
          </table:table-cell>
        </table:table-row>
        <table:table-row>
          <table:table-cell table:style-name="pd1" office:value-type="string" office:string-value="45">
            <text:p>45</text:p>
          </table:table-cell>
          <table:table-cell office:value-type="float" office:value="0.783121529134776">
            <text:p>0.783121529134776</text:p>
          </table:table-cell>
          <table:table-cell office:value-type="float" office:value="0.23151625645652854">
            <text:p>0.23151625645652854</text:p>
          </table:table-cell>
          <table:table-cell office:value-type="float" office:value="0.9737119435167998">
            <text:p>0.9737119435167998</text:p>
          </table:table-cell>
          <table:table-cell office:value-type="float" office:value="0.9957110436589327">
            <text:p>0.9957110436589327</text:p>
          </table:table-cell>
        </table:table-row>
        <table:table-row>
          <table:table-cell table:style-name="pd1" office:value-type="string" office:string-value="46">
            <text:p>46</text:p>
          </table:table-cell>
          <table:table-cell office:value-type="float" office:value="0.7831097716861695">
            <text:p>0.7831097716861695</text:p>
          </table:table-cell>
          <table:table-cell office:value-type="float" office:value="0.23152779413974048">
            <text:p>0.23152779413974048</text:p>
          </table:table-cell>
          <table:table-cell office:value-type="float" office:value="0.9737653153261636">
            <text:p>0.9737653153261636</text:p>
          </table:table-cell>
          <table:table-cell office:value-type="float" office:value="0.9957700531255904">
            <text:p>0.9957700531255904</text:p>
          </table:table-cell>
        </table:table-row>
        <table:table-row>
          <table:table-cell table:style-name="pd1" office:value-type="string" office:string-value="47">
            <text:p>47</text:p>
          </table:table-cell>
          <table:table-cell office:value-type="float" office:value="0.7830979462532346">
            <text:p>0.7830979462532346</text:p>
          </table:table-cell>
          <table:table-cell office:value-type="float" office:value="0.23153939853654568">
            <text:p>0.23153939853654568</text:p>
          </table:table-cell>
          <table:table-cell office:value-type="float" office:value="0.9738189807278755">
            <text:p>0.9738189807278755</text:p>
          </table:table-cell>
          <table:table-cell office:value-type="float" office:value="0.9958292147370503">
            <text:p>0.9958292147370503</text:p>
          </table:table-cell>
        </table:table-row>
        <table:table-row>
          <table:table-cell table:style-name="pd1" office:value-type="string" office:string-value="48">
            <text:p>48</text:p>
          </table:table-cell>
          <table:table-cell office:value-type="float" office:value="0.7830859243309085">
            <text:p>0.7830859243309085</text:p>
          </table:table-cell>
          <table:table-cell office:value-type="float" office:value="0.23155119575004324">
            <text:p>0.23155119575004324</text:p>
          </table:table-cell>
          <table:table-cell office:value-type="float" office:value="0.9738735170307865">
            <text:p>0.9738735170307865</text:p>
          </table:table-cell>
          <table:table-cell office:value-type="float" office:value="0.9958891234668862">
            <text:p>0.9958891234668862</text:p>
          </table:table-cell>
        </table:table-row>
        <table:table-row>
          <table:table-cell table:style-name="pd1" office:value-type="string" office:string-value="49">
            <text:p>49</text:p>
          </table:table-cell>
          <table:table-cell office:value-type="float" office:value="0.7830739457506994">
            <text:p>0.7830739457506994</text:p>
          </table:table-cell>
          <table:table-cell office:value-type="float" office:value="0.2315629504315569">
            <text:p>0.2315629504315569</text:p>
          </table:table-cell>
          <table:table-cell office:value-type="float" office:value="0.9739278477133353">
            <text:p>0.9739278477133353</text:p>
          </table:table-cell>
          <table:table-cell office:value-type="float" office:value="0.9959486806664146">
            <text:p>0.9959486806664146</text:p>
          </table:table-cell>
        </table:table-row>
        <table:table-row>
          <table:table-cell table:style-name="pd1" office:value-type="string" office:string-value="50">
            <text:p>50</text:p>
          </table:table-cell>
          <table:table-cell office:value-type="float" office:value="0.783061839867488">
            <text:p>0.783061839867488</text:p>
          </table:table-cell>
          <table:table-cell office:value-type="float" office:value="0.23157483003657736">
            <text:p>0.23157483003657736</text:p>
          </table:table-cell>
          <table:table-cell office:value-type="float" office:value="0.9739827392593435">
            <text:p>0.9739827392593435</text:p>
          </table:table-cell>
          <table:table-cell office:value-type="float" office:value="0.9960086750102121">
            <text:p>0.9960086750102121</text:p>
          </table:table-cell>
        </table:table-row>
        <table:table-row>
          <table:table-cell table:style-name="pd1" office:value-type="string" office:string-value="51">
            <text:p>51</text:p>
          </table:table-cell>
          <table:table-cell office:value-type="float" office:value="0.7830496007616783">
            <text:p>0.7830496007616783</text:p>
          </table:table-cell>
          <table:table-cell office:value-type="float" office:value="0.23158684037405414">
            <text:p>0.23158684037405414</text:p>
          </table:table-cell>
          <table:table-cell office:value-type="float" office:value="0.9740382185270654">
            <text:p>0.9740382185270654</text:p>
          </table:table-cell>
          <table:table-cell office:value-type="float" office:value="0.9960691377210438">
            <text:p>0.9960691377210438</text:p>
          </table:table-cell>
        </table:table-row>
        <table:table-row>
          <table:table-cell table:style-name="pd1" office:value-type="string" office:string-value="52">
            <text:p>52</text:p>
          </table:table-cell>
          <table:table-cell office:value-type="float" office:value="0.7830373783452635">
            <text:p>0.7830373783452635</text:p>
          </table:table-cell>
          <table:table-cell office:value-type="float" office:value="0.2315988343340874">
            <text:p>0.2315988343340874</text:p>
          </table:table-cell>
          <table:table-cell office:value-type="float" office:value="0.9740936126851137">
            <text:p>0.9740936126851137</text:p>
          </table:table-cell>
          <table:table-cell office:value-type="float" office:value="0.9961293835801183">
            <text:p>0.9961293835801183</text:p>
          </table:table-cell>
        </table:table-row>
        <table:table-row>
          <table:table-cell table:style-name="pd1" office:value-type="string" office:string-value="53">
            <text:p>53</text:p>
          </table:table-cell>
          <table:table-cell office:value-type="float" office:value="0.7830250130450326">
            <text:p>0.7830250130450326</text:p>
          </table:table-cell>
          <table:table-cell office:value-type="float" office:value="0.23161096850721116">
            <text:p>0.23161096850721116</text:p>
          </table:table-cell>
          <table:table-cell office:value-type="float" office:value="0.9741496384601895">
            <text:p>0.9741496384601895</text:p>
          </table:table-cell>
          <table:table-cell office:value-type="float" office:value="0.9961901501672281">
            <text:p>0.9961901501672281</text:p>
          </table:table-cell>
        </table:table-row>
        <table:table-row>
          <table:table-cell table:style-name="pd1" office:value-type="string" office:string-value="54">
            <text:p>54</text:p>
          </table:table-cell>
          <table:table-cell office:value-type="float" office:value="0.783012737525711">
            <text:p>0.783012737525711</text:p>
          </table:table-cell>
          <table:table-cell office:value-type="float" office:value="0.23162301457757345">
            <text:p>0.23162301457757345</text:p>
          </table:table-cell>
          <table:table-cell office:value-type="float" office:value="0.9742052514392308">
            <text:p>0.9742052514392308</text:p>
          </table:table-cell>
          <table:table-cell office:value-type="float" office:value="0.996250371801199">
            <text:p>0.996250371801199</text:p>
          </table:table-cell>
        </table:table-row>
        <table:table-row>
          <table:table-cell table:style-name="pd1" office:value-type="string" office:string-value="55">
            <text:p>55</text:p>
          </table:table-cell>
          <table:table-cell office:value-type="float" office:value="0.7830004997136191">
            <text:p>0.7830004997136191</text:p>
          </table:table-cell>
          <table:table-cell office:value-type="float" office:value="0.23163502364551425">
            <text:p>0.23163502364551425</text:p>
          </table:table-cell>
          <table:table-cell office:value-type="float" office:value="0.9742606856564335">
            <text:p>0.9742606856564335</text:p>
          </table:table-cell>
          <table:table-cell office:value-type="float" office:value="0.9963102917903685">
            <text:p>0.9963102917903685</text:p>
          </table:table-cell>
        </table:table-row>
        <table:table-row>
          <table:table-cell table:style-name="pd1" office:value-type="string" office:string-value="56">
            <text:p>56</text:p>
          </table:table-cell>
          <table:table-cell office:value-type="float" office:value="0.7829882999424814">
            <text:p>0.7829882999424814</text:p>
          </table:table-cell>
          <table:table-cell office:value-type="float" office:value="0.23164699538354647">
            <text:p>0.23164699538354647</text:p>
          </table:table-cell>
          <table:table-cell office:value-type="float" office:value="0.9743159398277128">
            <text:p>0.9743159398277128</text:p>
          </table:table-cell>
          <table:table-cell office:value-type="float" office:value="0.9963699124574606">
            <text:p>0.9963699124574606</text:p>
          </table:table-cell>
        </table:table-row>
        <table:table-row>
          <table:table-cell table:style-name="pd1" office:value-type="string" office:string-value="57">
            <text:p>57</text:p>
          </table:table-cell>
          <table:table-cell office:value-type="float" office:value="0.7829761892922957">
            <text:p>0.7829761892922957</text:p>
          </table:table-cell>
          <table:table-cell office:value-type="float" office:value="0.23165887966643897">
            <text:p>0.23165887966643897</text:p>
          </table:table-cell>
          <table:table-cell office:value-type="float" office:value="0.9743707848101286">
            <text:p>0.9743707848101286</text:p>
          </table:table-cell>
          <table:table-cell office:value-type="float" office:value="0.9964290028052285">
            <text:p>0.9964290028052285</text:p>
          </table:table-cell>
        </table:table-row>
        <table:table-row>
          <table:table-cell table:style-name="pd1" office:value-type="string" office:string-value="58">
            <text:p>58</text:p>
          </table:table-cell>
          <table:table-cell office:value-type="float" office:value="0.7829638784098387">
            <text:p>0.7829638784098387</text:p>
          </table:table-cell>
          <table:table-cell office:value-type="float" office:value="0.23167096043894347">
            <text:p>0.23167096043894347</text:p>
          </table:table-cell>
          <table:table-cell office:value-type="float" office:value="0.9744265199735722">
            <text:p>0.9744265199735722</text:p>
          </table:table-cell>
          <table:table-cell office:value-type="float" office:value="0.9964888966249141">
            <text:p>0.9964888966249141</text:p>
          </table:table-cell>
        </table:table-row>
        <table:table-row>
          <table:table-cell table:style-name="pd1" office:value-type="string" office:string-value="59">
            <text:p>59</text:p>
          </table:table-cell>
          <table:table-cell office:value-type="float" office:value="0.7829516353786458">
            <text:p>0.7829516353786458</text:p>
          </table:table-cell>
          <table:table-cell office:value-type="float" office:value="0.23168297462843196">
            <text:p>0.23168297462843196</text:p>
          </table:table-cell>
          <table:table-cell office:value-type="float" office:value="0.9744819418221797">
            <text:p>0.9744819418221797</text:p>
          </table:table-cell>
          <table:table-cell office:value-type="float" office:value="0.9965483652834556">
            <text:p>0.9965483652834556</text:p>
          </table:table-cell>
        </table:table-row>
        <table:table-row>
          <table:table-cell table:style-name="pd1" office:value-type="string" office:string-value="60">
            <text:p>60</text:p>
          </table:table-cell>
          <table:table-cell office:value-type="float" office:value="0.7829394002108228">
            <text:p>0.7829394002108228</text:p>
          </table:table-cell>
          <table:table-cell office:value-type="float" office:value="0.23169498110152928">
            <text:p>0.23169498110152928</text:p>
          </table:table-cell>
          <table:table-cell office:value-type="float" office:value="0.9745373198709348">
            <text:p>0.9745373198709348</text:p>
          </table:table-cell>
          <table:table-cell office:value-type="float" office:value="0.9966076881333447">
            <text:p>0.9966076881333447</text:p>
          </table:table-cell>
        </table:table-row>
        <table:table-row>
          <table:table-cell table:style-name="pd1" office:value-type="string" office:string-value="61">
            <text:p>61</text:p>
          </table:table-cell>
          <table:table-cell office:value-type="float" office:value="0.7829272973779913">
            <text:p>0.7829272973779913</text:p>
          </table:table-cell>
          <table:table-cell office:value-type="float" office:value="0.2317068577131863">
            <text:p>0.2317068577131863</text:p>
          </table:table-cell>
          <table:table-cell office:value-type="float" office:value="0.9745920954153627">
            <text:p>0.9745920954153627</text:p>
          </table:table-cell>
          <table:table-cell office:value-type="float" office:value="0.9966662966096795">
            <text:p>0.9966662966096795</text:p>
          </table:table-cell>
        </table:table-row>
        <table:table-row>
          <table:table-cell table:style-name="pd1" office:value-type="string" office:string-value="62">
            <text:p>62</text:p>
          </table:table-cell>
          <table:table-cell office:value-type="float" office:value="0.7829151718050371">
            <text:p>0.7829151718050371</text:p>
          </table:table-cell>
          <table:table-cell office:value-type="float" office:value="0.23171875663991703">
            <text:p>0.23171875663991703</text:p>
          </table:table-cell>
          <table:table-cell office:value-type="float" office:value="0.974646964888889">
            <text:p>0.974646964888889</text:p>
          </table:table-cell>
          <table:table-cell office:value-type="float" office:value="0.9967249069712842">
            <text:p>0.9967249069712842</text:p>
          </table:table-cell>
        </table:table-row>
        <table:table-row>
          <table:table-cell table:style-name="pd1" office:value-type="string" office:string-value="63">
            <text:p>63</text:p>
          </table:table-cell>
          <table:table-cell office:value-type="float" office:value="0.7829031145602969">
            <text:p>0.7829031145602969</text:p>
          </table:table-cell>
          <table:table-cell office:value-type="float" office:value="0.23173058851559666">
            <text:p>0.23173058851559666</text:p>
          </table:table-cell>
          <table:table-cell office:value-type="float" office:value="0.9747015195502435">
            <text:p>0.9747015195502435</text:p>
          </table:table-cell>
          <table:table-cell office:value-type="float" office:value="0.9967831040503932">
            <text:p>0.9967831040503932</text:p>
          </table:table-cell>
        </table:table-row>
        <table:table-row>
          <table:table-cell table:style-name="pd1" office:value-type="string" office:string-value="64">
            <text:p>64</text:p>
          </table:table-cell>
          <table:table-cell office:value-type="float" office:value="0.7828912214469251">
            <text:p>0.7828912214469251</text:p>
          </table:table-cell>
          <table:table-cell office:value-type="float" office:value="0.2317422593277839">
            <text:p>0.2317422593277839</text:p>
          </table:table-cell>
          <table:table-cell office:value-type="float" office:value="0.9747553293929202">
            <text:p>0.9747553293929202</text:p>
          </table:table-cell>
          <table:table-cell office:value-type="float" office:value="0.9968404508758568">
            <text:p>0.9968404508758568</text:p>
          </table:table-cell>
        </table:table-row>
        <table:table-row>
          <table:table-cell table:style-name="pd1" office:value-type="string" office:string-value="65">
            <text:p>65</text:p>
          </table:table-cell>
          <table:table-cell office:value-type="float" office:value="0.782879306347718">
            <text:p>0.782879306347718</text:p>
          </table:table-cell>
          <table:table-cell office:value-type="float" office:value="0.2317539517148565">
            <text:p>0.2317539517148565</text:p>
          </table:table-cell>
          <table:table-cell office:value-type="float" office:value="0.9748092302061541">
            <text:p>0.9748092302061541</text:p>
          </table:table-cell>
          <table:table-cell office:value-type="float" office:value="0.9968978061162046">
            <text:p>0.9968978061162046</text:p>
          </table:table-cell>
        </table:table-row>
        <table:table-row>
          <table:table-cell table:style-name="pd1" office:value-type="string" office:string-value="66">
            <text:p>66</text:p>
          </table:table-cell>
          <table:table-cell office:value-type="float" office:value="0.7828675023059489">
            <text:p>0.7828675023059489</text:p>
          </table:table-cell>
          <table:table-cell office:value-type="float" office:value="0.23176553512033077">
            <text:p>0.23176553512033077</text:p>
          </table:table-cell>
          <table:table-cell office:value-type="float" office:value="0.9748626247660831">
            <text:p>0.9748626247660831</text:p>
          </table:table-cell>
          <table:table-cell office:value-type="float" office:value="0.9969545614899884">
            <text:p>0.9969545614899884</text:p>
          </table:table-cell>
        </table:table-row>
        <table:table-row>
          <table:table-cell table:style-name="pd1" office:value-type="string" office:string-value="67">
            <text:p>67</text:p>
          </table:table-cell>
          <table:table-cell office:value-type="float" office:value="0.7828558777941735">
            <text:p>0.7828558777941735</text:p>
          </table:table-cell>
          <table:table-cell office:value-type="float" office:value="0.2317769423515122">
            <text:p>0.2317769423515122</text:p>
          </table:table-cell>
          <table:table-cell office:value-type="float" office:value="0.9749152053493229">
            <text:p>0.9749152053493229</text:p>
          </table:table-cell>
          <table:table-cell office:value-type="float" office:value="0.9970104050244729">
            <text:p>0.9970104050244729</text:p>
          </table:table-cell>
        </table:table-row>
        <table:table-row>
          <table:table-cell table:style-name="pd1" office:value-type="string" office:string-value="68">
            <text:p>68</text:p>
          </table:table-cell>
          <table:table-cell office:value-type="float" office:value="0.7828444569660938">
            <text:p>0.7828444569660938</text:p>
          </table:table-cell>
          <table:table-cell office:value-type="float" office:value="0.23178814970616982">
            <text:p>0.23178814970616982</text:p>
          </table:table-cell>
          <table:table-cell office:value-type="float" office:value="0.9749668648670264">
            <text:p>0.9749668648670264</text:p>
          </table:table-cell>
          <table:table-cell office:value-type="float" office:value="0.9970652299867891">
            <text:p>0.9970652299867891</text:p>
          </table:table-cell>
        </table:table-row>
        <table:table-row>
          <table:table-cell table:style-name="pd1" office:value-type="string" office:string-value="69">
            <text:p>69</text:p>
          </table:table-cell>
          <table:table-cell office:value-type="float" office:value="0.7828331941543244">
            <text:p>0.7828331941543244</text:p>
          </table:table-cell>
          <table:table-cell office:value-type="float" office:value="0.23179920199809315">
            <text:p>0.23179920199809315</text:p>
          </table:table-cell>
          <table:table-cell office:value-type="float" office:value="0.9750178072414716">
            <text:p>0.9750178072414716</text:p>
          </table:table-cell>
          <table:table-cell office:value-type="float" office:value="0.9971192480031942">
            <text:p>0.9971192480031942</text:p>
          </table:table-cell>
        </table:table-row>
        <table:table-row>
          <table:table-cell table:style-name="pd1" office:value-type="string" office:string-value="70">
            <text:p>70</text:p>
          </table:table-cell>
          <table:table-cell office:value-type="float" office:value="0.7828221182700555">
            <text:p>0.7828221182700555</text:p>
          </table:table-cell>
          <table:table-cell office:value-type="float" office:value="0.23181007085648775">
            <text:p>0.23181007085648775</text:p>
          </table:table-cell>
          <table:table-cell office:value-type="float" office:value="0.9750679031897356">
            <text:p>0.9750679031897356</text:p>
          </table:table-cell>
          <table:table-cell office:value-type="float" office:value="0.9971723294995816">
            <text:p>0.9971723294995816</text:p>
          </table:table-cell>
        </table:table-row>
        <table:table-row>
          <table:table-cell table:style-name="pd1" office:value-type="string" office:string-value="71">
            <text:p>71</text:p>
          </table:table-cell>
          <table:table-cell office:value-type="float" office:value="0.782811155558779">
            <text:p>0.782811155558779</text:p>
          </table:table-cell>
          <table:table-cell office:value-type="float" office:value="0.23182082865727313">
            <text:p>0.23182082865727313</text:p>
          </table:table-cell>
          <table:table-cell office:value-type="float" office:value="0.9751174839734804">
            <text:p>0.9751174839734804</text:p>
          </table:table-cell>
          <table:table-cell office:value-type="float" office:value="0.9972248162185356">
            <text:p>0.9972248162185356</text:p>
          </table:table-cell>
        </table:table-row>
        <table:table-row>
          <table:table-cell table:style-name="pd1" office:value-type="string" office:string-value="72">
            <text:p>72</text:p>
          </table:table-cell>
          <table:table-cell office:value-type="float" office:value="0.7828000868638251">
            <text:p>0.7828000868638251</text:p>
          </table:table-cell>
          <table:table-cell office:value-type="float" office:value="0.2318316904607326">
            <text:p>0.2318316904607326</text:p>
          </table:table-cell>
          <table:table-cell office:value-type="float" office:value="0.9751675336940993">
            <text:p>0.9751675336940993</text:p>
          </table:table-cell>
          <table:table-cell office:value-type="float" office:value="0.9972777179824043">
            <text:p>0.9972777179824043</text:p>
          </table:table-cell>
        </table:table-row>
        <table:table-row>
          <table:table-cell table:style-name="pd1" office:value-type="string" office:string-value="73">
            <text:p>73</text:p>
          </table:table-cell>
          <table:table-cell office:value-type="float" office:value="0.7827891341321114">
            <text:p>0.7827891341321114</text:p>
          </table:table-cell>
          <table:table-cell office:value-type="float" office:value="0.23184243846848904">
            <text:p>0.23184243846848904</text:p>
          </table:table-cell>
          <table:table-cell office:value-type="float" office:value="0.9752170559321084">
            <text:p>0.9752170559321084</text:p>
          </table:table-cell>
          <table:table-cell office:value-type="float" office:value="0.9973300174525136">
            <text:p>0.9973300174525136</text:p>
          </table:table-cell>
        </table:table-row>
        <table:table-row>
          <table:table-cell table:style-name="pd1" office:value-type="string" office:string-value="74">
            <text:p>74</text:p>
          </table:table-cell>
          <table:table-cell office:value-type="float" office:value="0.7827782450536765">
            <text:p>0.7827782450536765</text:p>
          </table:table-cell>
          <table:table-cell office:value-type="float" office:value="0.2318531240127475">
            <text:p>0.2318531240127475</text:p>
          </table:table-cell>
          <table:table-cell office:value-type="float" office:value="0.9752662856562451">
            <text:p>0.9752662856562451</text:p>
          </table:table-cell>
          <table:table-cell office:value-type="float" office:value="0.9973819575541828">
            <text:p>0.9973819575541828</text:p>
          </table:table-cell>
        </table:table-row>
        <table:table-row>
          <table:table-cell table:style-name="pd1" office:value-type="string" office:string-value="75">
            <text:p>75</text:p>
          </table:table-cell>
          <table:table-cell office:value-type="float" office:value="0.7827673807658504">
            <text:p>0.7827673807658504</text:p>
          </table:table-cell>
          <table:table-cell office:value-type="float" office:value="0.23186378522977324">
            <text:p>0.23186378522977324</text:p>
          </table:table-cell>
          <table:table-cell office:value-type="float" office:value="0.9753153974556161">
            <text:p>0.9753153974556161</text:p>
          </table:table-cell>
          <table:table-cell office:value-type="float" office:value="0.9974337193274985">
            <text:p>0.9974337193274985</text:p>
          </table:table-cell>
        </table:table-row>
        <table:table-row>
          <table:table-cell table:style-name="pd1" office:value-type="string" office:string-value="76">
            <text:p>76</text:p>
          </table:table-cell>
          <table:table-cell office:value-type="float" office:value="0.7827565309144271">
            <text:p>0.7827565309144271</text:p>
          </table:table-cell>
          <table:table-cell office:value-type="float" office:value="0.2318744322802353">
            <text:p>0.2318744322802353</text:p>
          </table:table-cell>
          <table:table-cell office:value-type="float" office:value="0.9753644379169059">
            <text:p>0.9753644379169059</text:p>
          </table:table-cell>
          <table:table-cell office:value-type="float" office:value="0.9974853527233957">
            <text:p>0.9974853527233957</text:p>
          </table:table-cell>
        </table:table-row>
        <table:table-row>
          <table:table-cell table:style-name="pd1" office:value-type="string" office:string-value="77">
            <text:p>77</text:p>
          </table:table-cell>
          <table:table-cell office:value-type="float" office:value="0.7827457022037124">
            <text:p>0.7827457022037124</text:p>
          </table:table-cell>
          <table:table-cell office:value-type="float" office:value="0.23188505858514222">
            <text:p>0.23188505858514222</text:p>
          </table:table-cell>
          <table:table-cell office:value-type="float" office:value="0.9754133770339715">
            <text:p>0.9754133770339715</text:p>
          </table:table-cell>
          <table:table-cell office:value-type="float" office:value="0.9975368292270063">
            <text:p>0.9975368292270063</text:p>
          </table:table-cell>
        </table:table-row>
        <table:table-row>
          <table:table-cell table:style-name="pd1" office:value-type="string" office:string-value="78">
            <text:p>78</text:p>
          </table:table-cell>
          <table:table-cell office:value-type="float" office:value="0.7827349927070129">
            <text:p>0.7827349927070129</text:p>
          </table:table-cell>
          <table:table-cell office:value-type="float" office:value="0.23189556790433338">
            <text:p>0.23189556790433338</text:p>
          </table:table-cell>
          <table:table-cell office:value-type="float" office:value="0.9754617745611192">
            <text:p>0.9754617745611192</text:p>
          </table:table-cell>
          <table:table-cell office:value-type="float" office:value="0.997587700398247">
            <text:p>0.997587700398247</text:p>
          </table:table-cell>
        </table:table-row>
        <table:table-row>
          <table:table-cell table:style-name="pd1" office:value-type="string" office:string-value="79">
            <text:p>79</text:p>
          </table:table-cell>
          <table:table-cell office:value-type="float" office:value="0.7827243938295411">
            <text:p>0.7827243938295411</text:p>
          </table:table-cell>
          <table:table-cell office:value-type="float" office:value="0.23190596867194593">
            <text:p>0.23190596867194593</text:p>
          </table:table-cell>
          <table:table-cell office:value-type="float" office:value="0.9755096691815391">
            <text:p>0.9755096691815391</text:p>
          </table:table-cell>
          <table:table-cell office:value-type="float" office:value="0.9976380078834757">
            <text:p>0.9976380078834757</text:p>
          </table:table-cell>
        </table:table-row>
        <table:table-row>
          <table:table-cell table:style-name="pd1" office:value-type="string" office:string-value="80">
            <text:p>80</text:p>
          </table:table-cell>
          <table:table-cell office:value-type="float" office:value="0.7827141599587097">
            <text:p>0.7827141599587097</text:p>
          </table:table-cell>
          <table:table-cell office:value-type="float" office:value="0.23191601125547198">
            <text:p>0.23191601125547198</text:p>
          </table:table-cell>
          <table:table-cell office:value-type="float" office:value="0.9755559188127642">
            <text:p>0.9755559188127642</text:p>
          </table:table-cell>
          <table:table-cell office:value-type="float" office:value="0.9976865848421788">
            <text:p>0.9976865848421788</text:p>
          </table:table-cell>
        </table:table-row>
        <table:table-row>
          <table:table-cell table:style-name="pd1" office:value-type="string" office:string-value="81">
            <text:p>81</text:p>
          </table:table-cell>
          <table:table-cell office:value-type="float" office:value="0.7827048997019068">
            <text:p>0.7827048997019068</text:p>
          </table:table-cell>
          <table:table-cell office:value-type="float" office:value="0.23192509842336267">
            <text:p>0.23192509842336267</text:p>
          </table:table-cell>
          <table:table-cell office:value-type="float" office:value="0.9755977909608681">
            <text:p>0.9755977909608681</text:p>
          </table:table-cell>
          <table:table-cell office:value-type="float" office:value="0.9977306367722192">
            <text:p>0.9977306367722192</text:p>
          </table:table-cell>
        </table:table-row>
        <table:table-row>
          <table:table-cell table:style-name="pd1" office:value-type="string" office:string-value="82">
            <text:p>82</text:p>
          </table:table-cell>
          <table:table-cell office:value-type="float" office:value="0.782695482612009">
            <text:p>0.782695482612009</text:p>
          </table:table-cell>
          <table:table-cell office:value-type="float" office:value="0.23193433949288858">
            <text:p>0.23193433949288858</text:p>
          </table:table-cell>
          <table:table-cell office:value-type="float" office:value="0.9756403613144004">
            <text:p>0.9756403613144004</text:p>
          </table:table-cell>
          <table:table-cell office:value-type="float" office:value="0.9977753600414706">
            <text:p>0.9977753600414706</text:p>
          </table:table-cell>
        </table:table-row>
        <table:table-row>
          <table:table-cell table:style-name="pd1" office:value-type="string" office:string-value="83">
            <text:p>83</text:p>
          </table:table-cell>
          <table:table-cell office:value-type="float" office:value="0.7826861551036712">
            <text:p>0.7826861551036712</text:p>
          </table:table-cell>
          <table:table-cell office:value-type="float" office:value="0.23194349265527617">
            <text:p>0.23194349265527617</text:p>
          </table:table-cell>
          <table:table-cell office:value-type="float" office:value="0.9756825235853098">
            <text:p>0.9756825235853098</text:p>
          </table:table-cell>
          <table:table-cell office:value-type="float" office:value="0.9978196242185096">
            <text:p>0.9978196242185096</text:p>
          </table:table-cell>
        </table:table-row>
        <table:table-row>
          <table:table-cell table:style-name="pd1" office:value-type="string" office:string-value="84">
            <text:p>84</text:p>
          </table:table-cell>
          <table:table-cell office:value-type="float" office:value="0.7826768514198635">
            <text:p>0.7826768514198635</text:p>
          </table:table-cell>
          <table:table-cell office:value-type="float" office:value="0.23195262243845194">
            <text:p>0.23195262243845194</text:p>
          </table:table-cell>
          <table:table-cell office:value-type="float" office:value="0.9757245731047299">
            <text:p>0.9757245731047299</text:p>
          </table:table-cell>
          <table:table-cell office:value-type="float" office:value="0.9978637332257982">
            <text:p>0.9978637332257982</text:p>
          </table:table-cell>
        </table:table-row>
        <table:table-row>
          <table:table-cell table:style-name="pd1" office:value-type="string" office:string-value="85">
            <text:p>85</text:p>
          </table:table-cell>
          <table:table-cell office:value-type="float" office:value="0.7826675302900499">
            <text:p>0.7826675302900499</text:p>
          </table:table-cell>
          <table:table-cell office:value-type="float" office:value="0.23196176934154009">
            <text:p>0.23196176934154009</text:p>
          </table:table-cell>
          <table:table-cell office:value-type="float" office:value="0.9757666952768906">
            <text:p>0.9757666952768906</text:p>
          </table:table-cell>
          <table:table-cell office:value-type="float" office:value="0.9979078784132807">
            <text:p>0.9979078784132807</text:p>
          </table:table-cell>
        </table:table-row>
        <table:table-row>
          <table:table-cell table:style-name="pd1" office:value-type="string" office:string-value="86">
            <text:p>86</text:p>
          </table:table-cell>
          <table:table-cell office:value-type="float" office:value="0.7826583013671118">
            <text:p>0.7826583013671118</text:p>
          </table:table-cell>
          <table:table-cell office:value-type="float" office:value="0.23197082576124567">
            <text:p>0.23197082576124567</text:p>
          </table:table-cell>
          <table:table-cell office:value-type="float" office:value="0.9758083978106498">
            <text:p>0.9758083978106498</text:p>
          </table:table-cell>
          <table:table-cell office:value-type="float" office:value="0.9979515575409933">
            <text:p>0.9979515575409933</text:p>
          </table:table-cell>
        </table:table-row>
        <table:table-row>
          <table:table-cell table:style-name="pd1" office:value-type="string" office:string-value="87">
            <text:p>87</text:p>
          </table:table-cell>
          <table:table-cell office:value-type="float" office:value="0.7826491229605181">
            <text:p>0.7826491229605181</text:p>
          </table:table-cell>
          <table:table-cell office:value-type="float" office:value="0.23197983260883764">
            <text:p>0.23197983260883764</text:p>
          </table:table-cell>
          <table:table-cell office:value-type="float" office:value="0.9758498680315603">
            <text:p>0.9758498680315603</text:p>
          </table:table-cell>
          <table:table-cell office:value-type="float" office:value="0.9979949638020437">
            <text:p>0.9979949638020437</text:p>
          </table:table-cell>
        </table:table-row>
        <table:table-row>
          <table:table-cell table:style-name="pd1" office:value-type="string" office:string-value="88">
            <text:p>88</text:p>
          </table:table-cell>
          <table:table-cell office:value-type="float" office:value="0.7826399042000305">
            <text:p>0.7826399042000305</text:p>
          </table:table-cell>
          <table:table-cell office:value-type="float" office:value="0.23198887905604507">
            <text:p>0.23198887905604507</text:p>
          </table:table-cell>
          <table:table-cell office:value-type="float" office:value="0.9758915140030883">
            <text:p>0.9758915140030883</text:p>
          </table:table-cell>
          <table:table-cell office:value-type="float" office:value="0.9980385162169179">
            <text:p>0.9980385162169179</text:p>
          </table:table-cell>
        </table:table-row>
        <table:table-row>
          <table:table-cell table:style-name="pd1" office:value-type="string" office:string-value="89">
            <text:p>89</text:p>
          </table:table-cell>
          <table:table-cell office:value-type="float" office:value="0.7826308681936314">
            <text:p>0.7826308681936314</text:p>
          </table:table-cell>
          <table:table-cell office:value-type="float" office:value="0.2319977461651284">
            <text:p>0.2319977461651284</text:p>
          </table:table-cell>
          <table:table-cell office:value-type="float" office:value="0.9759323340838898">
            <text:p>0.9759323340838898</text:p>
          </table:table-cell>
          <table:table-cell office:value-type="float" office:value="0.9980811911339715">
            <text:p>0.9980811911339715</text:p>
          </table:table-cell>
        </table:table-row>
        <table:table-row>
          <table:table-cell table:style-name="pd1" office:value-type="string" office:string-value="90">
            <text:p>90</text:p>
          </table:table-cell>
          <table:table-cell office:value-type="float" office:value="0.7826218191107713">
            <text:p>0.7826218191107713</text:p>
          </table:table-cell>
          <table:table-cell office:value-type="float" office:value="0.23200662610625267">
            <text:p>0.23200662610625267</text:p>
          </table:table-cell>
          <table:table-cell office:value-type="float" office:value="0.9759732076167824">
            <text:p>0.9759732076167824</text:p>
          </table:table-cell>
          <table:table-cell office:value-type="float" office:value="0.9981238897379042">
            <text:p>0.9981238897379042</text:p>
          </table:table-cell>
        </table:table-row>
        <table:table-row>
          <table:table-cell table:style-name="pd1" office:value-type="string" office:string-value="91">
            <text:p>91</text:p>
          </table:table-cell>
          <table:table-cell office:value-type="float" office:value="0.7826139192043259">
            <text:p>0.7826139192043259</text:p>
          </table:table-cell>
          <table:table-cell office:value-type="float" office:value="0.23201437835089536">
            <text:p>0.23201437835089536</text:p>
          </table:table-cell>
          <table:table-cell office:value-type="float" office:value="0.9760089163122079">
            <text:p>0.9760089163122079</text:p>
          </table:table-cell>
          <table:table-cell office:value-type="float" office:value="0.9981612732701589">
            <text:p>0.9981612732701589</text:p>
          </table:table-cell>
        </table:table-row>
        <table:table-row>
          <table:table-cell table:style-name="pd1" office:value-type="string" office:string-value="92">
            <text:p>92</text:p>
          </table:table-cell>
          <table:table-cell office:value-type="float" office:value="0.7826060045230138">
            <text:p>0.7826060045230138</text:p>
          </table:table-cell>
          <table:table-cell office:value-type="float" office:value="0.23202214509423896">
            <text:p>0.23202214509423896</text:p>
          </table:table-cell>
          <table:table-cell office:value-type="float" office:value="0.9760446862609061">
            <text:p>0.9760446862609061</text:p>
          </table:table-cell>
          <table:table-cell office:value-type="float" office:value="0.9981986909881977">
            <text:p>0.9981986909881977</text:p>
          </table:table-cell>
        </table:table-row>
        <table:table-row>
          <table:table-cell table:style-name="pd1" office:value-type="string" office:string-value="93">
            <text:p>93</text:p>
          </table:table-cell>
          <table:table-cell office:value-type="float" office:value="0.782598072454342">
            <text:p>0.782598072454342</text:p>
          </table:table-cell>
          <table:table-cell office:value-type="float" office:value="0.23202992889994498">
            <text:p>0.23202992889994498</text:p>
          </table:table-cell>
          <table:table-cell office:value-type="float" office:value="0.9760805292768955">
            <text:p>0.9760805292768955</text:p>
          </table:table-cell>
          <table:table-cell office:value-type="float" office:value="0.99823615612057">
            <text:p>0.99823615612057</text:p>
          </table:table-cell>
        </table:table-row>
        <table:table-row>
          <table:table-cell table:style-name="pd1" office:value-type="string" office:string-value="94">
            <text:p>94</text:p>
          </table:table-cell>
          <table:table-cell office:value-type="float" office:value="0.7825901425201839">
            <text:p>0.7825901425201839</text:p>
          </table:table-cell>
          <table:table-cell office:value-type="float" office:value="0.2320377106110347">
            <text:p>0.2320377106110347</text:p>
          </table:table-cell>
          <table:table-cell office:value-type="float" office:value="0.9761163577932443">
            <text:p>0.9761163577932443</text:p>
          </table:table-cell>
          <table:table-cell office:value-type="float" office:value="0.9982735801520155">
            <text:p>0.9982735801520155</text:p>
          </table:table-cell>
        </table:table-row>
        <table:table-row>
          <table:table-cell table:style-name="pd1" office:value-type="string" office:string-value="95">
            <text:p>95</text:p>
          </table:table-cell>
          <table:table-cell office:value-type="float" office:value="0.7825822226530861">
            <text:p>0.7825822226530861</text:p>
          </table:table-cell>
          <table:table-cell office:value-type="float" office:value="0.2320454824432335">
            <text:p>0.2320454824432335</text:p>
          </table:table-cell>
          <table:table-cell office:value-type="float" office:value="0.9761521362781208">
            <text:p>0.9761521362781208</text:p>
          </table:table-cell>
          <table:table-cell office:value-type="float" office:value="0.9983109277689783">
            <text:p>0.9983109277689783</text:p>
          </table:table-cell>
        </table:table-row>
        <table:table-row>
          <table:table-cell table:style-name="pd1" office:value-type="string" office:string-value="96">
            <text:p>96</text:p>
          </table:table-cell>
          <table:table-cell office:value-type="float" office:value="0.7825743914396512">
            <text:p>0.7825743914396512</text:p>
          </table:table-cell>
          <table:table-cell office:value-type="float" office:value="0.23205316727884714">
            <text:p>0.23205316727884714</text:p>
          </table:table-cell>
          <table:table-cell office:value-type="float" office:value="0.9761875119694419">
            <text:p>0.9761875119694419</text:p>
          </table:table-cell>
          <table:table-cell office:value-type="float" office:value="0.9983478389955718">
            <text:p>0.9983478389955718</text:p>
          </table:table-cell>
        </table:table-row>
        <table:table-row>
          <table:table-cell table:style-name="pd1" office:value-type="string" office:string-value="97">
            <text:p>97</text:p>
          </table:table-cell>
          <table:table-cell office:value-type="float" office:value="0.7825665445206497">
            <text:p>0.7825665445206497</text:p>
          </table:table-cell>
          <table:table-cell office:value-type="float" office:value="0.23206086752646551">
            <text:p>0.23206086752646551</text:p>
          </table:table-cell>
          <table:table-cell office:value-type="float" office:value="0.9762229535110593">
            <text:p>0.9762229535110593</text:p>
          </table:table-cell>
          <table:table-cell office:value-type="float" office:value="0.9983847943533818">
            <text:p>0.9983847943533818</text:p>
          </table:table-cell>
        </table:table-row>
        <table:table-row>
          <table:table-cell table:style-name="pd1" office:value-type="string" office:string-value="98">
            <text:p>98</text:p>
          </table:table-cell>
          <table:table-cell office:value-type="float" office:value="0.7825588440114604">
            <text:p>0.7825588440114604</text:p>
          </table:table-cell>
          <table:table-cell office:value-type="float" office:value="0.2320684241009036">
            <text:p>0.2320684241009036</text:p>
          </table:table-cell>
          <table:table-cell office:value-type="float" office:value="0.9762577331088751">
            <text:p>0.9762577331088751</text:p>
          </table:table-cell>
          <table:table-cell office:value-type="float" office:value="0.998421050017722">
            <text:p>0.998421050017722</text:p>
          </table:table-cell>
        </table:table-row>
        <table:table-row>
          <table:table-cell table:style-name="pd1" office:value-type="string" office:string-value="99">
            <text:p>99</text:p>
          </table:table-cell>
          <table:table-cell office:value-type="float" office:value="0.7825513529618664">
            <text:p>0.7825513529618664</text:p>
          </table:table-cell>
          <table:table-cell office:value-type="float" office:value="0.23207577513087893">
            <text:p>0.23207577513087893</text:p>
          </table:table-cell>
          <table:table-cell office:value-type="float" office:value="0.9762915677609942">
            <text:p>0.9762915677609942</text:p>
          </table:table-cell>
          <table:table-cell office:value-type="float" office:value="0.9984563172810857">
            <text:p>0.9984563172810857</text:p>
          </table:table-cell>
        </table:table-row>
        <table:table-row>
          <table:table-cell table:style-name="pd1" office:value-type="string" office:string-value="100">
            <text:p>100</text:p>
          </table:table-cell>
          <table:table-cell office:value-type="float" office:value="0.7825446708928343">
            <text:p>0.7825446708928343</text:p>
          </table:table-cell>
          <table:table-cell office:value-type="float" office:value="0.23208233230142453">
            <text:p>0.23208233230142453</text:p>
          </table:table-cell>
          <table:table-cell office:value-type="float" office:value="0.976321765788181">
            <text:p>0.976321765788181</text:p>
          </table:table-cell>
          <table:table-cell office:value-type="float" office:value="0.9984878426583903">
            <text:p>0.9984878426583903</text:p>
          </table:table-cell>
        </table:table-row>
        <table:table-row>
          <table:table-cell table:style-name="pd1" office:value-type="string" office:string-value="101">
            <text:p>101</text:p>
          </table:table-cell>
          <table:table-cell office:value-type="float" office:value="0.7825378755890937">
            <text:p>0.7825378755890937</text:p>
          </table:table-cell>
          <table:table-cell office:value-type="float" office:value="0.23208900059014187">
            <text:p>0.23208900059014187</text:p>
          </table:table-cell>
          <table:table-cell office:value-type="float" office:value="0.9763524678873731">
            <text:p>0.9763524678873731</text:p>
          </table:table-cell>
          <table:table-cell office:value-type="float" office:value="0.99851986405582">
            <text:p>0.99851986405582</text:p>
          </table:table-cell>
        </table:table-row>
        <table:table-row>
          <table:table-cell table:style-name="pd1" office:value-type="string" office:string-value="102">
            <text:p>102</text:p>
          </table:table-cell>
          <table:table-cell office:value-type="float" office:value="0.7825311049563346">
            <text:p>0.7825311049563346</text:p>
          </table:table-cell>
          <table:table-cell office:value-type="float" office:value="0.23209564466901764">
            <text:p>0.23209564466901764</text:p>
          </table:table-cell>
          <table:table-cell office:value-type="float" office:value="0.9763830549614341">
            <text:p>0.9763830549614341</text:p>
          </table:table-cell>
          <table:table-cell office:value-type="float" office:value="0.9985517487224719">
            <text:p>0.9985517487224719</text:p>
          </table:table-cell>
        </table:table-row>
        <table:table-row>
          <table:table-cell table:style-name="pd1" office:value-type="string" office:string-value="103">
            <text:p>103</text:p>
          </table:table-cell>
          <table:table-cell office:value-type="float" office:value="0.7825243982114517">
            <text:p>0.7825243982114517</text:p>
          </table:table-cell>
          <table:table-cell office:value-type="float" office:value="0.23210222605418318">
            <text:p>0.23210222605418318</text:p>
          </table:table-cell>
          <table:table-cell office:value-type="float" office:value="0.9764133510116054">
            <text:p>0.9764133510116054</text:p>
          </table:table-cell>
          <table:table-cell office:value-type="float" office:value="0.9985833172932483">
            <text:p>0.9985833172932483</text:p>
          </table:table-cell>
        </table:table-row>
        <table:table-row>
          <table:table-cell table:style-name="pd1" office:value-type="string" office:string-value="104">
            <text:p>104</text:p>
          </table:table-cell>
          <table:table-cell office:value-type="float" office:value="0.7825177002293594">
            <text:p>0.7825177002293594</text:p>
          </table:table-cell>
          <table:table-cell office:value-type="float" office:value="0.23210879884034852">
            <text:p>0.23210879884034852</text:p>
          </table:table-cell>
          <table:table-cell office:value-type="float" office:value="0.9764436036196428">
            <text:p>0.9764436036196428</text:p>
          </table:table-cell>
          <table:table-cell office:value-type="float" office:value="0.9986148238027044">
            <text:p>0.9986148238027044</text:p>
          </table:table-cell>
        </table:table-row>
        <table:table-row>
          <table:table-cell table:style-name="pd1" office:value-type="string" office:string-value="105">
            <text:p>105</text:p>
          </table:table-cell>
          <table:table-cell office:value-type="float" office:value="0.7825109794650422">
            <text:p>0.7825109794650422</text:p>
          </table:table-cell>
          <table:table-cell office:value-type="float" office:value="0.23211539398290268">
            <text:p>0.23211539398290268</text:p>
          </table:table-cell>
          <table:table-cell office:value-type="float" office:value="0.9764739544946665">
            <text:p>0.9764739544946665</text:p>
          </table:table-cell>
          <table:table-cell office:value-type="float" office:value="0.9986464139230443">
            <text:p>0.9986464139230443</text:p>
          </table:table-cell>
        </table:table-row>
        <table:table-row>
          <table:table-cell table:style-name="pd1" office:value-type="string" office:string-value="106">
            <text:p>106</text:p>
          </table:table-cell>
          <table:table-cell office:value-type="float" office:value="0.7825043014970514">
            <text:p>0.7825043014970514</text:p>
          </table:table-cell>
          <table:table-cell office:value-type="float" office:value="0.23212194712906184">
            <text:p>0.23212194712906184</text:p>
          </table:table-cell>
          <table:table-cell office:value-type="float" office:value="0.9765041092765195">
            <text:p>0.9765041092765195</text:p>
          </table:table-cell>
          <table:table-cell office:value-type="float" office:value="0.9986777870800922">
            <text:p>0.9986777870800922</text:p>
          </table:table-cell>
        </table:table-row>
        <table:table-row>
          <table:table-cell table:style-name="pd1" office:value-type="string" office:string-value="107">
            <text:p>107</text:p>
          </table:table-cell>
          <table:table-cell office:value-type="float" office:value="0.7824982231414754">
            <text:p>0.7824982231414754</text:p>
          </table:table-cell>
          <table:table-cell office:value-type="float" office:value="0.23212791187051499">
            <text:p>0.23212791187051499</text:p>
          </table:table-cell>
          <table:table-cell office:value-type="float" office:value="0.9765315680307426">
            <text:p>0.9765315680307426</text:p>
          </table:table-cell>
          <table:table-cell office:value-type="float" office:value="0.9987063858283812">
            <text:p>0.9987063858283812</text:p>
          </table:table-cell>
        </table:table-row>
        <table:table-row>
          <table:table-cell table:style-name="pd1" office:value-type="string" office:string-value="108">
            <text:p>108</text:p>
          </table:table-cell>
          <table:table-cell office:value-type="float" office:value="0.7824922694327026">
            <text:p>0.7824922694327026</text:p>
          </table:table-cell>
          <table:table-cell office:value-type="float" office:value="0.23213375429501168">
            <text:p>0.23213375429501168</text:p>
          </table:table-cell>
          <table:table-cell office:value-type="float" office:value="0.9765584633523583">
            <text:p>0.9765584633523583</text:p>
          </table:table-cell>
          <table:table-cell office:value-type="float" office:value="0.9987343929399425">
            <text:p>0.9987343929399425</text:p>
          </table:table-cell>
        </table:table-row>
        <table:table-row>
          <table:table-cell table:style-name="pd1" office:value-type="string" office:string-value="109">
            <text:p>109</text:p>
          </table:table-cell>
          <table:table-cell office:value-type="float" office:value="0.7824863587249467">
            <text:p>0.7824863587249467</text:p>
          </table:table-cell>
          <table:table-cell office:value-type="float" office:value="0.23213955452224885">
            <text:p>0.23213955452224885</text:p>
          </table:table-cell>
          <table:table-cell office:value-type="float" office:value="0.9765851618919784">
            <text:p>0.9765851618919784</text:p>
          </table:table-cell>
          <table:table-cell office:value-type="float" office:value="0.9987621841425806">
            <text:p>0.9987621841425806</text:p>
          </table:table-cell>
        </table:table-row>
        <table:table-row>
          <table:table-cell table:style-name="pd1" office:value-type="string" office:string-value="110">
            <text:p>110</text:p>
          </table:table-cell>
          <table:table-cell office:value-type="float" office:value="0.7824805314472351">
            <text:p>0.7824805314472351</text:p>
          </table:table-cell>
          <table:table-cell office:value-type="float" office:value="0.23214527287888173">
            <text:p>0.23214527287888173</text:p>
          </table:table-cell>
          <table:table-cell office:value-type="float" office:value="0.9766114822040973">
            <text:p>0.9766114822040973</text:p>
          </table:table-cell>
          <table:table-cell office:value-type="float" office:value="0.9987895743031703">
            <text:p>0.9987895743031703</text:p>
          </table:table-cell>
        </table:table-row>
        <table:table-row>
          <table:table-cell table:style-name="pd1" office:value-type="string" office:string-value="111">
            <text:p>111</text:p>
          </table:table-cell>
          <table:table-cell office:value-type="float" office:value="0.782474769167109">
            <text:p>0.782474769167109</text:p>
          </table:table-cell>
          <table:table-cell office:value-type="float" office:value="0.23215092745283714">
            <text:p>0.23215092745283714</text:p>
          </table:table-cell>
          <table:table-cell office:value-type="float" office:value="0.9766375071202246">
            <text:p>0.9766375071202246</text:p>
          </table:table-cell>
          <table:table-cell office:value-type="float" office:value="0.9988166486840265">
            <text:p>0.9988166486840265</text:p>
          </table:table-cell>
        </table:table-row>
        <table:table-row>
          <table:table-cell table:style-name="pd1" office:value-type="string" office:string-value="112">
            <text:p>112</text:p>
          </table:table-cell>
          <table:table-cell office:value-type="float" office:value="0.7824689992796742">
            <text:p>0.7824689992796742</text:p>
          </table:table-cell>
          <table:table-cell office:value-type="float" office:value="0.23215658949190873">
            <text:p>0.23215658949190873</text:p>
          </table:table-cell>
          <table:table-cell office:value-type="float" office:value="0.976663562695007">
            <text:p>0.976663562695007</text:p>
          </table:table-cell>
          <table:table-cell office:value-type="float" office:value="0.9988437413973528">
            <text:p>0.9988437413973528</text:p>
          </table:table-cell>
        </table:table-row>
        <table:table-row>
          <table:table-cell table:style-name="pd1" office:value-type="string" office:string-value="113">
            <text:p>113</text:p>
          </table:table-cell>
          <table:table-cell office:value-type="float" office:value="0.78246333069483">
            <text:p>0.78246333069483</text:p>
          </table:table-cell>
          <table:table-cell office:value-type="float" office:value="0.23216215212189606">
            <text:p>0.23216215212189606</text:p>
          </table:table-cell>
          <table:table-cell office:value-type="float" office:value="0.9766891600132673">
            <text:p>0.9766891600132673</text:p>
          </table:table-cell>
          <table:table-cell office:value-type="float" office:value="0.9988703526338512">
            <text:p>0.9988703526338512</text:p>
          </table:table-cell>
        </table:table-row>
        <table:table-row>
          <table:table-cell table:style-name="pd1" office:value-type="string" office:string-value="114">
            <text:p>114</text:p>
          </table:table-cell>
          <table:table-cell office:value-type="float" office:value="0.7824580100354291">
            <text:p>0.7824580100354291</text:p>
          </table:table-cell>
          <table:table-cell office:value-type="float" office:value="0.23216737332971926">
            <text:p>0.23216737332971926</text:p>
          </table:table-cell>
          <table:table-cell office:value-type="float" office:value="0.9767131918577003">
            <text:p>0.9767131918577003</text:p>
          </table:table-cell>
          <table:table-cell office:value-type="float" office:value="0.9988953499022454">
            <text:p>0.9988953499022454</text:p>
          </table:table-cell>
        </table:table-row>
        <table:table-row>
          <table:table-cell table:style-name="pd1" office:value-type="string" office:string-value="115">
            <text:p>115</text:p>
          </table:table-cell>
          <table:table-cell office:value-type="float" office:value="0.7824528223855716">
            <text:p>0.7824528223855716</text:p>
          </table:table-cell>
          <table:table-cell office:value-type="float" office:value="0.23217246401415886">
            <text:p>0.23217246401415886</text:p>
          </table:table-cell>
          <table:table-cell office:value-type="float" office:value="0.9767366232302507">
            <text:p>0.9767366232302507</text:p>
          </table:table-cell>
          <table:table-cell office:value-type="float" office:value="0.9989197210486566">
            <text:p>0.9989197210486566</text:p>
          </table:table-cell>
        </table:table-row>
        <table:table-row>
          <table:table-cell table:style-name="pd1" office:value-type="string" office:string-value="116">
            <text:p>116</text:p>
          </table:table-cell>
          <table:table-cell office:value-type="float" office:value="0.7824476784941437">
            <text:p>0.7824476784941437</text:p>
          </table:table-cell>
          <table:table-cell office:value-type="float" office:value="0.23217751175808357">
            <text:p>0.23217751175808357</text:p>
          </table:table-cell>
          <table:table-cell office:value-type="float" office:value="0.9767598549192351">
            <text:p>0.9767598549192351</text:p>
          </table:table-cell>
          <table:table-cell office:value-type="float" office:value="0.9989438765746149">
            <text:p>0.9989438765746149</text:p>
          </table:table-cell>
        </table:table-row>
        <table:table-row>
          <table:table-cell table:style-name="pd1" office:value-type="string" office:string-value="117">
            <text:p>117</text:p>
          </table:table-cell>
          <table:table-cell office:value-type="float" office:value="0.782442618301824">
            <text:p>0.782442618301824</text:p>
          </table:table-cell>
          <table:table-cell office:value-type="float" office:value="0.23218247736736922">
            <text:p>0.23218247736736922</text:p>
          </table:table-cell>
          <table:table-cell office:value-type="float" office:value="0.9767827076662224">
            <text:p>0.9767827076662224</text:p>
          </table:table-cell>
          <table:table-cell office:value-type="float" office:value="0.9989676334458756">
            <text:p>0.9989676334458756</text:p>
          </table:table-cell>
        </table:table-row>
        <table:table-row>
          <table:table-cell table:style-name="pd1" office:value-type="string" office:string-value="118">
            <text:p>118</text:p>
          </table:table-cell>
          <table:table-cell office:value-type="float" office:value="0.7824376525690153">
            <text:p>0.7824376525690153</text:p>
          </table:table-cell>
          <table:table-cell office:value-type="float" office:value="0.23218735028274218">
            <text:p>0.23218735028274218</text:p>
          </table:table-cell>
          <table:table-cell office:value-type="float" office:value="0.9768051332256458">
            <text:p>0.9768051332256458</text:p>
          </table:table-cell>
          <table:table-cell office:value-type="float" office:value="0.9989909426683408">
            <text:p>0.9989909426683408</text:p>
          </table:table-cell>
        </table:table-row>
        <table:table-row>
          <table:table-cell table:style-name="pd1" office:value-type="string" office:string-value="119">
            <text:p>119</text:p>
          </table:table-cell>
          <table:table-cell office:value-type="float" office:value="0.7824327558618906">
            <text:p>0.7824327558618906</text:p>
          </table:table-cell>
          <table:table-cell office:value-type="float" office:value="0.23219215546263094">
            <text:p>0.23219215546263094</text:p>
          </table:table-cell>
          <table:table-cell office:value-type="float" office:value="0.9768272458554016">
            <text:p>0.9768272458554016</text:p>
          </table:table-cell>
          <table:table-cell office:value-type="float" office:value="0.9990139215077777">
            <text:p>0.9990139215077777</text:p>
          </table:table-cell>
        </table:table-row>
        <table:table-row>
          <table:table-cell table:style-name="pd1" office:value-type="string" office:string-value="120">
            <text:p>120</text:p>
          </table:table-cell>
          <table:table-cell office:value-type="float" office:value="0.7824279553676053">
            <text:p>0.7824279553676053</text:p>
          </table:table-cell>
          <table:table-cell office:value-type="float" office:value="0.23219686622805102">
            <text:p>0.23219686622805102</text:p>
          </table:table-cell>
          <table:table-cell office:value-type="float" office:value="0.9768489235553127">
            <text:p>0.9768489235553127</text:p>
          </table:table-cell>
          <table:table-cell office:value-type="float" office:value="0.9990364454727103">
            <text:p>0.9990364454727103</text:p>
          </table:table-cell>
        </table:table-row>
        <table:table-row>
          <table:table-cell table:style-name="pd1" office:value-type="string" office:string-value="121">
            <text:p>121</text:p>
          </table:table-cell>
          <table:table-cell office:value-type="float" office:value="0.7824234419297031">
            <text:p>0.7824234419297031</text:p>
          </table:table-cell>
          <table:table-cell office:value-type="float" office:value="0.23220129530262806">
            <text:p>0.23220129530262806</text:p>
          </table:table-cell>
          <table:table-cell office:value-type="float" office:value="0.9768693095444427">
            <text:p>0.9768693095444427</text:p>
          </table:table-cell>
          <table:table-cell office:value-type="float" office:value="0.9990576382257406">
            <text:p>0.9990576382257406</text:p>
          </table:table-cell>
        </table:table-row>
        <table:table-row>
          <table:table-cell table:style-name="pd1" office:value-type="string" office:string-value="122">
            <text:p>122</text:p>
          </table:table-cell>
          <table:table-cell office:value-type="float" office:value="0.7824189235048192">
            <text:p>0.7824189235048192</text:p>
          </table:table-cell>
          <table:table-cell office:value-type="float" office:value="0.2322057292709721">
            <text:p>0.2322057292709721</text:p>
          </table:table-cell>
          <table:table-cell office:value-type="float" office:value="0.9768897150946677">
            <text:p>0.9768897150946677</text:p>
          </table:table-cell>
          <table:table-cell office:value-type="float" office:value="0.9990788417851846">
            <text:p>0.9990788417851846</text:p>
          </table:table-cell>
        </table:table-row>
        <table:table-row>
          <table:table-cell table:style-name="pd1" office:value-type="string" office:string-value="123">
            <text:p>123</text:p>
          </table:table-cell>
          <table:table-cell office:value-type="float" office:value="0.7824144697180987">
            <text:p>0.7824144697180987</text:p>
          </table:table-cell>
          <table:table-cell office:value-type="float" office:value="0.23221009980934257">
            <text:p>0.23221009980934257</text:p>
          </table:table-cell>
          <table:table-cell office:value-type="float" office:value="0.9769098276676057">
            <text:p>0.9769098276676057</text:p>
          </table:table-cell>
          <table:table-cell office:value-type="float" office:value="0.9990997366583244">
            <text:p>0.9990997366583244</text:p>
          </table:table-cell>
        </table:table-row>
        <table:table-row>
          <table:table-cell table:style-name="pd1" office:value-type="string" office:string-value="124">
            <text:p>124</text:p>
          </table:table-cell>
          <table:table-cell office:value-type="float" office:value="0.7824100738677504">
            <text:p>0.7824100738677504</text:p>
          </table:table-cell>
          <table:table-cell office:value-type="float" office:value="0.23221441349426386">
            <text:p>0.23221441349426386</text:p>
          </table:table-cell>
          <table:table-cell office:value-type="float" office:value="0.9769296774105551">
            <text:p>0.9769296774105551</text:p>
          </table:table-cell>
          <table:table-cell office:value-type="float" office:value="0.999120353978706">
            <text:p>0.999120353978706</text:p>
          </table:table-cell>
        </table:table-row>
        <table:table-row>
          <table:table-cell table:style-name="pd1" office:value-type="string" office:string-value="125">
            <text:p>125</text:p>
          </table:table-cell>
          <table:table-cell office:value-type="float" office:value="0.7824057435163158">
            <text:p>0.7824057435163158</text:p>
          </table:table-cell>
          <table:table-cell office:value-type="float" office:value="0.2322186629045502">
            <text:p>0.2322186629045502</text:p>
          </table:table-cell>
          <table:table-cell office:value-type="float" office:value="0.9769492303856835">
            <text:p>0.9769492303856835</text:p>
          </table:table-cell>
          <table:table-cell office:value-type="float" office:value="0.9991406592984589">
            <text:p>0.9991406592984589</text:p>
          </table:table-cell>
        </table:table-row>
        <table:table-row>
          <table:table-cell table:style-name="pd1" office:value-type="string" office:string-value="126">
            <text:p>126</text:p>
          </table:table-cell>
          <table:table-cell office:value-type="float" office:value="0.7824015028985105">
            <text:p>0.7824015028985105</text:p>
          </table:table-cell>
          <table:table-cell office:value-type="float" office:value="0.23222282425847116">
            <text:p>0.23222282425847116</text:p>
          </table:table-cell>
          <table:table-cell office:value-type="float" office:value="0.9769683779732655">
            <text:p>0.9769683779732655</text:p>
          </table:table-cell>
          <table:table-cell office:value-type="float" office:value="0.9991605417378786">
            <text:p>0.9991605417378786</text:p>
          </table:table-cell>
        </table:table-row>
        <table:table-row>
          <table:table-cell table:style-name="pd1" office:value-type="string" office:string-value="127">
            <text:p>127</text:p>
          </table:table-cell>
          <table:table-cell office:value-type="float" office:value="0.7823974896722161">
            <text:p>0.7823974896722161</text:p>
          </table:table-cell>
          <table:table-cell office:value-type="float" office:value="0.23222676247119003">
            <text:p>0.23222676247119003</text:p>
          </table:table-cell>
          <table:table-cell office:value-type="float" office:value="0.9769865020519221">
            <text:p>0.9769865020519221</text:p>
          </table:table-cell>
          <table:table-cell office:value-type="float" office:value="0.9991793690983365">
            <text:p>0.9991793690983365</text:p>
          </table:table-cell>
        </table:table-row>
        <table:table-row>
          <table:table-cell table:style-name="pd1" office:value-type="string" office:string-value="128">
            <text:p>128</text:p>
          </table:table-cell>
          <table:table-cell office:value-type="float" office:value="0.7823935768872069">
            <text:p>0.7823935768872069</text:p>
          </table:table-cell>
          <table:table-cell office:value-type="float" office:value="0.23223060212003083">
            <text:p>0.23223060212003083</text:p>
          </table:table-cell>
          <table:table-cell office:value-type="float" office:value="0.9770041726966215">
            <text:p>0.9770041726966215</text:p>
          </table:table-cell>
          <table:table-cell office:value-type="float" office:value="0.9991977249229343">
            <text:p>0.9991977249229343</text:p>
          </table:table-cell>
        </table:table-row>
        <table:table-row>
          <table:table-cell table:style-name="pd1" office:value-type="string" office:string-value="129">
            <text:p>129</text:p>
          </table:table-cell>
          <table:table-cell office:value-type="float" office:value="0.7823896936367216">
            <text:p>0.7823896936367216</text:p>
          </table:table-cell>
          <table:table-cell office:value-type="float" office:value="0.2322344127863949">
            <text:p>0.2322344127863949</text:p>
          </table:table-cell>
          <table:table-cell office:value-type="float" office:value="0.977021708315349">
            <text:p>0.977021708315349</text:p>
          </table:table-cell>
          <table:table-cell office:value-type="float" office:value="0.9992159352386455">
            <text:p>0.9992159352386455</text:p>
          </table:table-cell>
        </table:table-row>
        <table:table-row>
          <table:table-cell table:style-name="pd1" office:value-type="string" office:string-value="130">
            <text:p>130</text:p>
          </table:table-cell>
          <table:table-cell office:value-type="float" office:value="0.7823858549376498">
            <text:p>0.7823858549376498</text:p>
          </table:table-cell>
          <table:table-cell office:value-type="float" office:value="0.23223817973408217">
            <text:p>0.23223817973408217</text:p>
          </table:table-cell>
          <table:table-cell office:value-type="float" office:value="0.9770390415396283">
            <text:p>0.9770390415396283</text:p>
          </table:table-cell>
          <table:table-cell office:value-type="float" office:value="0.9992339313393082">
            <text:p>0.9992339313393082</text:p>
          </table:table-cell>
        </table:table-row>
        <table:table-row>
          <table:table-cell table:style-name="pd1" office:value-type="string" office:string-value="131">
            <text:p>131</text:p>
          </table:table-cell>
          <table:table-cell office:value-type="float" office:value="0.7823820541983336">
            <text:p>0.7823820541983336</text:p>
          </table:table-cell>
          <table:table-cell office:value-type="float" office:value="0.23224190943154197">
            <text:p>0.23224190943154197</text:p>
          </table:table-cell>
          <table:table-cell office:value-type="float" office:value="0.977056202016693">
            <text:p>0.977056202016693</text:p>
          </table:table-cell>
          <table:table-cell office:value-type="float" office:value="0.9992517437756459">
            <text:p>0.9992517437756459</text:p>
          </table:table-cell>
        </table:table-row>
        <table:table-row>
          <table:table-cell table:style-name="pd1" office:value-type="string" office:string-value="132">
            <text:p>132</text:p>
          </table:table-cell>
          <table:table-cell office:value-type="float" office:value="0.7823783145458365">
            <text:p>0.7823783145458365</text:p>
          </table:table-cell>
          <table:table-cell office:value-type="float" office:value="0.23224557918399244">
            <text:p>0.23224557918399244</text:p>
          </table:table-cell>
          <table:table-cell office:value-type="float" office:value="0.9770730859639182">
            <text:p>0.9770730859639182</text:p>
          </table:table-cell>
          <table:table-cell office:value-type="float" office:value="0.9992692665677619">
            <text:p>0.9992692665677619</text:p>
          </table:table-cell>
        </table:table-row>
        <table:table-row>
          <table:table-cell table:style-name="pd1" office:value-type="string" office:string-value="133">
            <text:p>133</text:p>
          </table:table-cell>
          <table:table-cell office:value-type="float" office:value="0.782374751057973">
            <text:p>0.782374751057973</text:p>
          </table:table-cell>
          <table:table-cell office:value-type="float" office:value="0.23224907606460604">
            <text:p>0.23224907606460604</text:p>
          </table:table-cell>
          <table:table-cell office:value-type="float" office:value="0.9770891767660913">
            <text:p>0.9770891767660913</text:p>
          </table:table-cell>
          <table:table-cell office:value-type="float" office:value="0.999285971323505">
            <text:p>0.999285971323505</text:p>
          </table:table-cell>
        </table:table-row>
        <table:table-row>
          <table:table-cell table:style-name="pd1" office:value-type="string" office:string-value="134">
            <text:p>134</text:p>
          </table:table-cell>
          <table:table-cell office:value-type="float" office:value="0.7823712635422939">
            <text:p>0.7823712635422939</text:p>
          </table:table-cell>
          <table:table-cell office:value-type="float" office:value="0.23225249839307624">
            <text:p>0.23225249839307624</text:p>
          </table:table-cell>
          <table:table-cell office:value-type="float" office:value="0.9771049243096979">
            <text:p>0.9771049243096979</text:p>
          </table:table-cell>
          <table:table-cell office:value-type="float" office:value="0.9993023185544802">
            <text:p>0.9993023185544802</text:p>
          </table:table-cell>
        </table:table-row>
        <table:table-row>
          <table:table-cell table:style-name="pd1" office:value-type="string" office:string-value="135">
            <text:p>135</text:p>
          </table:table-cell>
          <table:table-cell office:value-type="float" office:value="0.782367861111114">
            <text:p>0.782367861111114</text:p>
          </table:table-cell>
          <table:table-cell office:value-type="float" office:value="0.23225583722741172">
            <text:p>0.23225583722741172</text:p>
          </table:table-cell>
          <table:table-cell office:value-type="float" office:value="0.977120287732147">
            <text:p>0.977120287732147</text:p>
          </table:table-cell>
          <table:table-cell office:value-type="float" office:value="0.9993182666376169">
            <text:p>0.9993182666376169</text:p>
          </table:table-cell>
        </table:table-row>
        <table:table-row>
          <table:table-cell table:style-name="pd1" office:value-type="string" office:string-value="136">
            <text:p>136</text:p>
          </table:table-cell>
          <table:table-cell office:value-type="float" office:value="0.782364525265501">
            <text:p>0.782364525265501</text:p>
          </table:table-cell>
          <table:table-cell office:value-type="float" office:value="0.23225911072077024">
            <text:p>0.23225911072077024</text:p>
          </table:table-cell>
          <table:table-cell office:value-type="float" office:value="0.9771353501363806">
            <text:p>0.9771353501363806</text:p>
          </table:table-cell>
          <table:table-cell office:value-type="float" office:value="0.9993339007817252">
            <text:p>0.9993339007817252</text:p>
          </table:table-cell>
        </table:table-row>
        <table:table-row>
          <table:table-cell table:style-name="pd1" office:value-type="string" office:string-value="137">
            <text:p>137</text:p>
          </table:table-cell>
          <table:table-cell office:value-type="float" office:value="0.7823612545248653">
            <text:p>0.7823612545248653</text:p>
          </table:table-cell>
          <table:table-cell office:value-type="float" office:value="0.232262320326067">
            <text:p>0.232262320326067</text:p>
          </table:table-cell>
          <table:table-cell office:value-type="float" office:value="0.9771501182168545">
            <text:p>0.9771501182168545</text:p>
          </table:table-cell>
          <table:table-cell office:value-type="float" office:value="0.9993492280095395">
            <text:p>0.9993492280095395</text:p>
          </table:table-cell>
        </table:table-row>
        <table:table-row>
          <table:table-cell table:style-name="pd1" office:value-type="string" office:string-value="138">
            <text:p>138</text:p>
          </table:table-cell>
          <table:table-cell office:value-type="float" office:value="0.7823580206156541">
            <text:p>0.7823580206156541</text:p>
          </table:table-cell>
          <table:table-cell office:value-type="float" office:value="0.232265493788377">
            <text:p>0.232265493788377</text:p>
          </table:table-cell>
          <table:table-cell office:value-type="float" office:value="0.9771647189588363">
            <text:p>0.9771647189588363</text:p>
          </table:table-cell>
          <table:table-cell office:value-type="float" office:value="0.9993643784159986">
            <text:p>0.9993643784159986</text:p>
          </table:table-cell>
        </table:table-row>
        <table:table-row>
          <table:table-cell table:style-name="pd1" office:value-type="string" office:string-value="139">
            <text:p>139</text:p>
          </table:table-cell>
          <table:table-cell office:value-type="float" office:value="0.7823549661587818">
            <text:p>0.7823549661587818</text:p>
          </table:table-cell>
          <table:table-cell office:value-type="float" office:value="0.23226849115259757">
            <text:p>0.23226849115259757</text:p>
          </table:table-cell>
          <table:table-cell office:value-type="float" office:value="0.977178512085985">
            <text:p>0.977178512085985</text:p>
          </table:table-cell>
          <table:table-cell office:value-type="float" office:value="0.9993786970478916">
            <text:p>0.9993786970478916</text:p>
          </table:table-cell>
        </table:table-row>
        <table:table-row>
          <table:table-cell table:style-name="pd1" office:value-type="string" office:string-value="140">
            <text:p>140</text:p>
          </table:table-cell>
          <table:table-cell office:value-type="float" office:value="0.7823519388906043">
            <text:p>0.7823519388906043</text:p>
          </table:table-cell>
          <table:table-cell office:value-type="float" office:value="0.23227146183632313">
            <text:p>0.23227146183632313</text:p>
          </table:table-cell>
          <table:table-cell office:value-type="float" office:value="0.9771921812575682">
            <text:p>0.9771921812575682</text:p>
          </table:table-cell>
          <table:table-cell office:value-type="float" office:value="0.9993928835638115">
            <text:p>0.9993928835638115</text:p>
          </table:table-cell>
        </table:table-row>
        <table:table-row>
          <table:table-cell table:style-name="pd1" office:value-type="string" office:string-value="141">
            <text:p>141</text:p>
          </table:table-cell>
          <table:table-cell office:value-type="float" office:value="0.7823489347590484">
            <text:p>0.7823489347590484</text:p>
          </table:table-cell>
          <table:table-cell office:value-type="float" office:value="0.23227440981588726">
            <text:p>0.23227440981588726</text:p>
          </table:table-cell>
          <table:table-cell office:value-type="float" office:value="0.9772057447086216">
            <text:p>0.9772057447086216</text:p>
          </table:table-cell>
          <table:table-cell office:value-type="float" office:value="0.9994069567705887">
            <text:p>0.9994069567705887</text:p>
          </table:table-cell>
        </table:table-row>
        <table:table-row>
          <table:table-cell table:style-name="pd1" office:value-type="string" office:string-value="142">
            <text:p>142</text:p>
          </table:table-cell>
          <table:table-cell office:value-type="float" office:value="0.7823460012893932">
            <text:p>0.7823460012893932</text:p>
          </table:table-cell>
          <table:table-cell office:value-type="float" office:value="0.23227728845433396">
            <text:p>0.23227728845433396</text:p>
          </table:table-cell>
          <table:table-cell office:value-type="float" office:value="0.9772189891089521">
            <text:p>0.9772189891089521</text:p>
          </table:table-cell>
          <table:table-cell office:value-type="float" office:value="0.9994206985394546">
            <text:p>0.9994206985394546</text:p>
          </table:table-cell>
        </table:table-row>
        <table:table-row>
          <table:table-cell table:style-name="pd1" office:value-type="string" office:string-value="143">
            <text:p>143</text:p>
          </table:table-cell>
          <table:table-cell office:value-type="float" office:value="0.782343124765503">
            <text:p>0.782343124765503</text:p>
          </table:table-cell>
          <table:table-cell office:value-type="float" office:value="0.23228011121142242">
            <text:p>0.23228011121142242</text:p>
          </table:table-cell>
          <table:table-cell office:value-type="float" office:value="0.9772319760808892">
            <text:p>0.9772319760808892</text:p>
          </table:table-cell>
          <table:table-cell office:value-type="float" office:value="0.9994341720605211">
            <text:p>0.9994341720605211</text:p>
          </table:table-cell>
        </table:table-row>
        <table:table-row>
          <table:table-cell table:style-name="pd1" office:value-type="string" office:string-value="144">
            <text:p>144</text:p>
          </table:table-cell>
          <table:table-cell office:value-type="float" office:value="0.7823403205075105">
            <text:p>0.7823403205075105</text:p>
          </table:table-cell>
          <table:table-cell office:value-type="float" office:value="0.23228286305337786">
            <text:p>0.23228286305337786</text:p>
          </table:table-cell>
          <table:table-cell office:value-type="float" office:value="0.9772446368832881">
            <text:p>0.9772446368832881</text:p>
          </table:table-cell>
          <table:table-cell office:value-type="float" office:value="0.9994473071352925">
            <text:p>0.9994473071352925</text:p>
          </table:table-cell>
        </table:table-row>
        <table:table-row>
          <table:table-cell table:style-name="pd1" office:value-type="string" office:string-value="145">
            <text:p>145</text:p>
          </table:table-cell>
          <table:table-cell office:value-type="float" office:value="0.7823375909783576">
            <text:p>0.7823375909783576</text:p>
          </table:table-cell>
          <table:table-cell office:value-type="float" office:value="0.23228554156329415">
            <text:p>0.23228554156329415</text:p>
          </table:table-cell>
          <table:table-cell office:value-type="float" office:value="0.9772569604986183">
            <text:p>0.9772569604986183</text:p>
          </table:table-cell>
          <table:table-cell office:value-type="float" office:value="0.9994600926219497">
            <text:p>0.9994600926219497</text:p>
          </table:table-cell>
        </table:table-row>
        <table:table-row>
          <table:table-cell table:style-name="pd1" office:value-type="string" office:string-value="146">
            <text:p>146</text:p>
          </table:table-cell>
          <table:table-cell office:value-type="float" office:value="0.7823349108025799">
            <text:p>0.7823349108025799</text:p>
          </table:table-cell>
          <table:table-cell office:value-type="float" office:value="0.23228817164232843">
            <text:p>0.23228817164232843</text:p>
          </table:table-cell>
          <table:table-cell office:value-type="float" office:value="0.9772690606253285">
            <text:p>0.9772690606253285</text:p>
          </table:table-cell>
          <table:table-cell office:value-type="float" office:value="0.9994726449899517">
            <text:p>0.9994726449899517</text:p>
          </table:table-cell>
        </table:table-row>
        <table:table-row>
          <table:table-cell table:style-name="pd1" office:value-type="string" office:string-value="147">
            <text:p>147</text:p>
          </table:table-cell>
          <table:table-cell office:value-type="float" office:value="0.7823322824500601">
            <text:p>0.7823322824500601</text:p>
          </table:table-cell>
          <table:table-cell office:value-type="float" office:value="0.23229075086676368">
            <text:p>0.23229075086676368</text:p>
          </table:table-cell>
          <table:table-cell office:value-type="float" office:value="0.977280927013912">
            <text:p>0.977280927013912</text:p>
          </table:table-cell>
          <table:table-cell office:value-type="float" office:value="0.9994849538430781">
            <text:p>0.9994849538430781</text:p>
          </table:table-cell>
        </table:table-row>
        <table:table-row>
          <table:table-cell table:style-name="pd1" office:value-type="string" office:string-value="148">
            <text:p>148</text:p>
          </table:table-cell>
          <table:table-cell office:value-type="float" office:value="0.7823297399444971">
            <text:p>0.7823297399444971</text:p>
          </table:table-cell>
          <table:table-cell office:value-type="float" office:value="0.23229324584885827">
            <text:p>0.23229324584885827</text:p>
          </table:table-cell>
          <table:table-cell office:value-type="float" office:value="0.9772924061474617">
            <text:p>0.9772924061474617</text:p>
          </table:table-cell>
          <table:table-cell office:value-type="float" office:value="0.9994968622583882">
            <text:p>0.9994968622583882</text:p>
          </table:table-cell>
        </table:table-row>
        <table:table-row>
          <table:table-cell table:style-name="pd1" office:value-type="string" office:string-value="149">
            <text:p>149</text:p>
          </table:table-cell>
          <table:table-cell office:value-type="float" office:value="0.7823272306423136">
            <text:p>0.7823272306423136</text:p>
          </table:table-cell>
          <table:table-cell office:value-type="float" office:value="0.2322957082481972">
            <text:p>0.2322957082481972</text:p>
          </table:table-cell>
          <table:table-cell office:value-type="float" office:value="0.9773037346786643">
            <text:p>0.9773037346786643</text:p>
          </table:table-cell>
          <table:table-cell office:value-type="float" office:value="0.9995086124741858">
            <text:p>0.9995086124741858</text:p>
          </table:table-cell>
        </table:table-row>
        <table:table-row>
          <table:table-cell table:style-name="pd1" office:value-type="string" office:string-value="150">
            <text:p>150</text:p>
          </table:table-cell>
          <table:table-cell office:value-type="float" office:value="0.7823247521353676">
            <text:p>0.7823247521353676</text:p>
          </table:table-cell>
          <table:table-cell office:value-type="float" office:value="0.23229814042791058">
            <text:p>0.23229814042791058</text:p>
          </table:table-cell>
          <table:table-cell office:value-type="float" office:value="0.9773149234543007">
            <text:p>0.9773149234543007</text:p>
          </table:table-cell>
          <table:table-cell office:value-type="float" office:value="0.9995202156991889">
            <text:p>0.9995202156991889</text:p>
          </table:table-cell>
        </table:table-row>
        <table:table-row>
          <table:table-cell table:style-name="pd1" office:value-type="string" office:string-value="151">
            <text:p>151</text:p>
          </table:table-cell>
          <table:table-cell office:value-type="float" office:value="0.7823223340626703">
            <text:p>0.7823223340626703</text:p>
          </table:table-cell>
          <table:table-cell office:value-type="float" office:value="0.23230051330298743">
            <text:p>0.23230051330298743</text:p>
          </table:table-cell>
          <table:table-cell office:value-type="float" office:value="0.9773258394421889">
            <text:p>0.9773258394421889</text:p>
          </table:table-cell>
          <table:table-cell office:value-type="float" office:value="0.9995315359274046">
            <text:p>0.9995315359274046</text:p>
          </table:table-cell>
        </table:table-row>
        <table:table-row>
          <table:table-cell table:style-name="pd1" office:value-type="string" office:string-value="152">
            <text:p>152</text:p>
          </table:table-cell>
          <table:table-cell office:value-type="float" office:value="0.7823199752733907">
            <text:p>0.7823199752733907</text:p>
          </table:table-cell>
          <table:table-cell office:value-type="float" office:value="0.23230282800274768">
            <text:p>0.23230282800274768</text:p>
          </table:table-cell>
          <table:table-cell office:value-type="float" office:value="0.9773364878435006">
            <text:p>0.9773364878435006</text:p>
          </table:table-cell>
          <table:table-cell office:value-type="float" office:value="0.9995425785846239">
            <text:p>0.9995425785846239</text:p>
          </table:table-cell>
        </table:table-row>
        <table:table-row>
          <table:table-cell table:style-name="pd1" office:value-type="string" office:string-value="153">
            <text:p>153</text:p>
          </table:table-cell>
          <table:table-cell office:value-type="float" office:value="0.7823176710729928">
            <text:p>0.7823176710729928</text:p>
          </table:table-cell>
          <table:table-cell office:value-type="float" office:value="0.23230508913397924">
            <text:p>0.23230508913397924</text:p>
          </table:table-cell>
          <table:table-cell office:value-type="float" office:value="0.9773468897683139">
            <text:p>0.9773468897683139</text:p>
          </table:table-cell>
          <table:table-cell office:value-type="float" office:value="0.999553365370782">
            <text:p>0.999553365370782</text:p>
          </table:table-cell>
        </table:table-row>
        <table:table-row>
          <table:table-cell table:style-name="pd1" office:value-type="string" office:string-value="154">
            <text:p>154</text:p>
          </table:table-cell>
          <table:table-cell office:value-type="float" office:value="0.7823154199642705">
            <text:p>0.7823154199642705</text:p>
          </table:table-cell>
          <table:table-cell office:value-type="float" office:value="0.23230729816590304">
            <text:p>0.23230729816590304</text:p>
          </table:table-cell>
          <table:table-cell office:value-type="float" office:value="0.9773570519712687">
            <text:p>0.9773570519712687</text:p>
          </table:table-cell>
          <table:table-cell office:value-type="float" office:value="0.9995639032947291">
            <text:p>0.9995639032947291</text:p>
          </table:table-cell>
        </table:table-row>
        <table:table-row>
          <table:table-cell table:style-name="pd1" office:value-type="string" office:string-value="155">
            <text:p>155</text:p>
          </table:table-cell>
          <table:table-cell office:value-type="float" office:value="0.7823132208845177">
            <text:p>0.7823132208845177</text:p>
          </table:table-cell>
          <table:table-cell office:value-type="float" office:value="0.23230945614136136">
            <text:p>0.23230945614136136</text:p>
          </table:table-cell>
          <table:table-cell office:value-type="float" office:value="0.9773669803787286">
            <text:p>0.9773669803787286</text:p>
          </table:table-cell>
          <table:table-cell office:value-type="float" office:value="0.9995741984713419">
            <text:p>0.9995741984713419</text:p>
          </table:table-cell>
        </table:table-row>
        <table:table-row>
          <table:table-cell table:style-name="pd1" office:value-type="string" office:string-value="156">
            <text:p>156</text:p>
          </table:table-cell>
          <table:table-cell office:value-type="float" office:value="0.7823110814037093">
            <text:p>0.7823110814037093</text:p>
          </table:table-cell>
          <table:table-cell office:value-type="float" office:value="0.23231155563187417">
            <text:p>0.23231155563187417</text:p>
          </table:table-cell>
          <table:table-cell office:value-type="float" office:value="0.9773766376669303">
            <text:p>0.9773766376669303</text:p>
          </table:table-cell>
          <table:table-cell office:value-type="float" office:value="0.9995842129357142">
            <text:p>0.9995842129357142</text:p>
          </table:table-cell>
        </table:table-row>
        <table:table-row>
          <table:table-cell table:style-name="pd1" office:value-type="string" office:string-value="157">
            <text:p>157</text:p>
          </table:table-cell>
          <table:table-cell office:value-type="float" office:value="0.7823089921468209">
            <text:p>0.7823089921468209</text:p>
          </table:table-cell>
          <table:table-cell office:value-type="float" office:value="0.232313605837232">
            <text:p>0.232313605837232</text:p>
          </table:table-cell>
          <table:table-cell office:value-type="float" office:value="0.9773860693258006">
            <text:p>0.9773860693258006</text:p>
          </table:table-cell>
          <table:table-cell office:value-type="float" office:value="0.999593993189036">
            <text:p>0.999593993189036</text:p>
          </table:table-cell>
        </table:table-row>
        <table:table-row>
          <table:table-cell table:style-name="pd1" office:value-type="string" office:string-value="158">
            <text:p>158</text:p>
          </table:table-cell>
          <table:table-cell office:value-type="float" office:value="0.7823069351346419">
            <text:p>0.7823069351346419</text:p>
          </table:table-cell>
          <table:table-cell office:value-type="float" office:value="0.23231562440058529">
            <text:p>0.23231562440058529</text:p>
          </table:table-cell>
          <table:table-cell office:value-type="float" office:value="0.9773953549799558">
            <text:p>0.9773953549799558</text:p>
          </table:table-cell>
          <table:table-cell office:value-type="float" office:value="0.9996036208301463">
            <text:p>0.9996036208301463</text:p>
          </table:table-cell>
        </table:table-row>
        <table:table-row>
          <table:table-cell table:style-name="pd1" office:value-type="string" office:string-value="159">
            <text:p>159</text:p>
          </table:table-cell>
          <table:table-cell office:value-type="float" office:value="0.782304896894634">
            <text:p>0.782304896894634</text:p>
          </table:table-cell>
          <table:table-cell office:value-type="float" office:value="0.23231762454264918">
            <text:p>0.23231762454264918</text:p>
          </table:table-cell>
          <table:table-cell office:value-type="float" office:value="0.9774045551431335">
            <text:p>0.9774045551431335</text:p>
          </table:table-cell>
          <table:table-cell office:value-type="float" office:value="0.9996131578579529">
            <text:p>0.9996131578579529</text:p>
          </table:table-cell>
        </table:table-row>
        <table:table-row>
          <table:table-cell table:style-name="pd1" office:value-type="string" office:string-value="160">
            <text:p>160</text:p>
          </table:table-cell>
          <table:table-cell office:value-type="float" office:value="0.7823029195422443">
            <text:p>0.7823029195422443</text:p>
          </table:table-cell>
          <table:table-cell office:value-type="float" office:value="0.232319564935181">
            <text:p>0.232319564935181</text:p>
          </table:table-cell>
          <table:table-cell office:value-type="float" office:value="0.9774134807664888">
            <text:p>0.9774134807664888</text:p>
          </table:table-cell>
          <table:table-cell office:value-type="float" office:value="0.9996224109272509">
            <text:p>0.9996224109272509</text:p>
          </table:table-cell>
        </table:table-row>
        <table:table-row>
          <table:table-cell table:style-name="pd1" office:value-type="string" office:string-value="161">
            <text:p>161</text:p>
          </table:table-cell>
          <table:table-cell office:value-type="float" office:value="0.7823009781367355">
            <text:p>0.7823009781367355</text:p>
          </table:table-cell>
          <table:table-cell office:value-type="float" office:value="0.23232147005273643">
            <text:p>0.23232147005273643</text:p>
          </table:table-cell>
          <table:table-cell office:value-type="float" office:value="0.9774222438492256">
            <text:p>0.9774222438492256</text:p>
          </table:table-cell>
          <table:table-cell office:value-type="float" office:value="0.9996314947108462">
            <text:p>0.9996314947108462</text:p>
          </table:table-cell>
        </table:table-row>
        <table:table-row>
          <table:table-cell table:style-name="pd1" office:value-type="string" office:string-value="162">
            <text:p>162</text:p>
          </table:table-cell>
          <table:table-cell office:value-type="float" office:value="0.7822990953134109">
            <text:p>0.7822990953134109</text:p>
          </table:table-cell>
          <table:table-cell office:value-type="float" office:value="0.23232331768310163">
            <text:p>0.23232331768310163</text:p>
          </table:table-cell>
          <table:table-cell office:value-type="float" office:value="0.9774307427976254">
            <text:p>0.9774307427976254</text:p>
          </table:table-cell>
          <table:table-cell office:value-type="float" office:value="0.9996403053384998">
            <text:p>0.9996403053384998</text:p>
          </table:table-cell>
        </table:table-row>
        <table:table-row>
          <table:table-cell table:style-name="pd1" office:value-type="string" office:string-value="163">
            <text:p>163</text:p>
          </table:table-cell>
          <table:table-cell office:value-type="float" office:value="0.7822972640606115">
            <text:p>0.7822972640606115</text:p>
          </table:table-cell>
          <table:table-cell office:value-type="float" office:value="0.23232511470687675">
            <text:p>0.23232511470687675</text:p>
          </table:table-cell>
          <table:table-cell office:value-type="float" office:value="0.9774390091192167">
            <text:p>0.9774390091192167</text:p>
          </table:table-cell>
          <table:table-cell office:value-type="float" office:value="0.9996488751223064">
            <text:p>0.9996488751223064</text:p>
          </table:table-cell>
        </table:table-row>
        <table:table-row>
          <table:table-cell table:style-name="pd1" office:value-type="string" office:string-value="164">
            <text:p>164</text:p>
          </table:table-cell>
          <table:table-cell office:value-type="float" office:value="0.7822954860215879">
            <text:p>0.7822954860215879</text:p>
          </table:table-cell>
          <table:table-cell office:value-type="float" office:value="0.2323268595115261">
            <text:p>0.2323268595115261</text:p>
          </table:table-cell>
          <table:table-cell office:value-type="float" office:value="0.9774470354614807">
            <text:p>0.9774470354614807</text:p>
          </table:table-cell>
          <table:table-cell office:value-type="float" office:value="0.9996571966121776">
            <text:p>0.9996571966121776</text:p>
          </table:table-cell>
        </table:table-row>
        <table:table-row>
          <table:table-cell table:style-name="pd1" office:value-type="string" office:string-value="165">
            <text:p>165</text:p>
          </table:table-cell>
          <table:table-cell office:value-type="float" office:value="0.7822937532625364">
            <text:p>0.7822937532625364</text:p>
          </table:table-cell>
          <table:table-cell office:value-type="float" office:value="0.232328559882558">
            <text:p>0.232328559882558</text:p>
          </table:table-cell>
          <table:table-cell office:value-type="float" office:value="0.9774548574692205">
            <text:p>0.9774548574692205</text:p>
          </table:table-cell>
          <table:table-cell office:value-type="float" office:value="0.9996653063488161">
            <text:p>0.9996653063488161</text:p>
          </table:table-cell>
        </table:table-row>
        <table:table-row>
          <table:table-cell table:style-name="pd1" office:value-type="string" office:string-value="166">
            <text:p>166</text:p>
          </table:table-cell>
          <table:table-cell office:value-type="float" office:value="0.7822920706957788">
            <text:p>0.7822920706957788</text:p>
          </table:table-cell>
          <table:table-cell office:value-type="float" office:value="0.23233021099946963">
            <text:p>0.23233021099946963</text:p>
          </table:table-cell>
          <table:table-cell office:value-type="float" office:value="0.9774624531142028">
            <text:p>0.9774624531142028</text:p>
          </table:table-cell>
          <table:table-cell office:value-type="float" office:value="0.9996731818625169">
            <text:p>0.9996731818625169</text:p>
          </table:table-cell>
        </table:table-row>
        <table:table-row>
          <table:table-cell table:style-name="pd1" office:value-type="string" office:string-value="167">
            <text:p>167</text:p>
          </table:table-cell>
          <table:table-cell office:value-type="float" office:value="0.7822904090565604">
            <text:p>0.7822904090565604</text:p>
          </table:table-cell>
          <table:table-cell office:value-type="float" office:value="0.23233184158001097">
            <text:p>0.23233184158001097</text:p>
          </table:table-cell>
          <table:table-cell office:value-type="float" office:value="0.9774699538024197">
            <text:p>0.9774699538024197</text:p>
          </table:table-cell>
          <table:table-cell office:value-type="float" office:value="0.9996809576684633">
            <text:p>0.9996809576684633</text:p>
          </table:table-cell>
        </table:table-row>
        <table:table-row>
          <table:table-cell table:style-name="pd1" office:value-type="string" office:string-value="168">
            <text:p>168</text:p>
          </table:table-cell>
          <table:table-cell office:value-type="float" office:value="0.782288789719617">
            <text:p>0.782288789719617</text:p>
          </table:table-cell>
          <table:table-cell office:value-type="float" office:value="0.23233343064897416">
            <text:p>0.23233343064897416</text:p>
          </table:table-cell>
          <table:table-cell office:value-type="float" office:value="0.9774772635976541">
            <text:p>0.9774772635976541</text:p>
          </table:table-cell>
          <table:table-cell office:value-type="float" office:value="0.9996885356738902">
            <text:p>0.9996885356738902</text:p>
          </table:table-cell>
        </table:table-row>
        <table:table-row>
          <table:table-cell table:style-name="pd1" office:value-type="string" office:string-value="169">
            <text:p>169</text:p>
          </table:table-cell>
          <table:table-cell office:value-type="float" office:value="0.7822871992731701">
            <text:p>0.7822871992731701</text:p>
          </table:table-cell>
          <table:table-cell office:value-type="float" office:value="0.23233499136745006">
            <text:p>0.23233499136745006</text:p>
          </table:table-cell>
          <table:table-cell office:value-type="float" office:value="0.9774844427338769">
            <text:p>0.9774844427338769</text:p>
          </table:table-cell>
          <table:table-cell office:value-type="float" office:value="0.9996959775703762">
            <text:p>0.9996959775703762</text:p>
          </table:table-cell>
        </table:table-row>
        <table:table-row>
          <table:table-cell table:style-name="pd1" office:value-type="string" office:string-value="170">
            <text:p>170</text:p>
          </table:table-cell>
          <table:table-cell office:value-type="float" office:value="0.7822856369806482">
            <text:p>0.7822856369806482</text:p>
          </table:table-cell>
          <table:table-cell office:value-type="float" office:value="0.2323365244582426">
            <text:p>0.2323365244582426</text:p>
          </table:table-cell>
          <table:table-cell office:value-type="float" office:value="0.9774914945402952">
            <text:p>0.9774914945402952</text:p>
          </table:table-cell>
          <table:table-cell office:value-type="float" office:value="0.9997032868254323">
            <text:p>0.9997032868254323</text:p>
          </table:table-cell>
        </table:table-row>
        <table:table-row>
          <table:table-cell table:style-name="pd1" office:value-type="string" office:string-value="171">
            <text:p>171</text:p>
          </table:table-cell>
          <table:table-cell office:value-type="float" office:value="0.7822840864807631">
            <text:p>0.7822840864807631</text:p>
          </table:table-cell>
          <table:table-cell office:value-type="float" office:value="0.23233804597682148">
            <text:p>0.23233804597682148</text:p>
          </table:table-cell>
          <table:table-cell office:value-type="float" office:value="0.9774984924902578">
            <text:p>0.9774984924902578</text:p>
          </table:table-cell>
          <table:table-cell office:value-type="float" office:value="0.9997105386731873">
            <text:p>0.9997105386731873</text:p>
          </table:table-cell>
        </table:table-row>
        <table:table-row>
          <table:table-cell table:style-name="pd1" office:value-type="string" office:string-value="172">
            <text:p>172</text:p>
          </table:table-cell>
          <table:table-cell office:value-type="float" office:value="0.7822825913080722">
            <text:p>0.7822825913080722</text:p>
          </table:table-cell>
          <table:table-cell office:value-type="float" office:value="0.23233951320235924">
            <text:p>0.23233951320235924</text:p>
          </table:table-cell>
          <table:table-cell office:value-type="float" office:value="0.9775052411636221">
            <text:p>0.9775052411636221</text:p>
          </table:table-cell>
          <table:table-cell office:value-type="float" office:value="0.9997175332268448">
            <text:p>0.9997175332268448</text:p>
          </table:table-cell>
        </table:table-row>
        <table:table-row>
          <table:table-cell table:style-name="pd1" office:value-type="string" office:string-value="173">
            <text:p>173</text:p>
          </table:table-cell>
          <table:table-cell office:value-type="float" office:value="0.782281137566539">
            <text:p>0.782281137566539</text:p>
          </table:table-cell>
          <table:table-cell office:value-type="float" office:value="0.23234093977115347">
            <text:p>0.23234093977115347</text:p>
          </table:table-cell>
          <table:table-cell office:value-type="float" office:value="0.9775118029662266">
            <text:p>0.9775118029662266</text:p>
          </table:table-cell>
          <table:table-cell office:value-type="float" office:value="0.9997243343935175">
            <text:p>0.9997243343935175</text:p>
          </table:table-cell>
        </table:table-row>
        <table:table-row>
          <table:table-cell table:style-name="pd1" office:value-type="string" office:string-value="174">
            <text:p>174</text:p>
          </table:table-cell>
          <table:table-cell office:value-type="float" office:value="0.7822797236415696">
            <text:p>0.7822797236415696</text:p>
          </table:table-cell>
          <table:table-cell office:value-type="float" office:value="0.2323423272676189">
            <text:p>0.2323423272676189</text:p>
          </table:table-cell>
          <table:table-cell office:value-type="float" office:value="0.9775181851676026">
            <text:p>0.9775181851676026</text:p>
          </table:table-cell>
          <table:table-cell office:value-type="float" office:value="0.9997309496659327">
            <text:p>0.9997309496659327</text:p>
          </table:table-cell>
        </table:table-row>
        <table:table-row>
          <table:table-cell table:style-name="pd1" office:value-type="string" office:string-value="175">
            <text:p>175</text:p>
          </table:table-cell>
          <table:table-cell office:value-type="float" office:value="0.7822783455483059">
            <text:p>0.7822783455483059</text:p>
          </table:table-cell>
          <table:table-cell office:value-type="float" office:value="0.23234367960212998">
            <text:p>0.23234367960212998</text:p>
          </table:table-cell>
          <table:table-cell office:value-type="float" office:value="0.9775244056775308">
            <text:p>0.9775244056775308</text:p>
          </table:table-cell>
          <table:table-cell office:value-type="float" office:value="0.9997373974219583">
            <text:p>0.9997373974219583</text:p>
          </table:table-cell>
        </table:table-row>
        <table:table-row>
          <table:table-cell table:style-name="pd1" office:value-type="string" office:string-value="176">
            <text:p>176</text:p>
          </table:table-cell>
          <table:table-cell office:value-type="float" office:value="0.7822770027152085">
            <text:p>0.7822770027152085</text:p>
          </table:table-cell>
          <table:table-cell office:value-type="float" office:value="0.23234499733554326">
            <text:p>0.23234499733554326</text:p>
          </table:table-cell>
          <table:table-cell office:value-type="float" office:value="0.9775304670818334">
            <text:p>0.9775304670818334</text:p>
          </table:table-cell>
          <table:table-cell office:value-type="float" office:value="0.9997436803592649">
            <text:p>0.9997436803592649</text:p>
          </table:table-cell>
        </table:table-row>
        <table:table-row>
          <table:table-cell table:style-name="pd1" office:value-type="string" office:string-value="177">
            <text:p>177</text:p>
          </table:table-cell>
          <table:table-cell office:value-type="float" office:value="0.7822756741208501">
            <text:p>0.7822756741208501</text:p>
          </table:table-cell>
          <table:table-cell office:value-type="float" office:value="0.23234630109636234">
            <text:p>0.23234630109636234</text:p>
          </table:table-cell>
          <table:table-cell office:value-type="float" office:value="0.9775364637704762">
            <text:p>0.9775364637704762</text:p>
          </table:table-cell>
          <table:table-cell office:value-type="float" office:value="0.9997498951039371">
            <text:p>0.9997498951039371</text:p>
          </table:table-cell>
        </table:table-row>
        <table:table-row>
          <table:table-cell table:style-name="pd1" office:value-type="string" office:string-value="178">
            <text:p>178</text:p>
          </table:table-cell>
          <table:table-cell office:value-type="float" office:value="0.7822743829179034">
            <text:p>0.7822743829179034</text:p>
          </table:table-cell>
          <table:table-cell office:value-type="float" office:value="0.23234756816467453">
            <text:p>0.23234756816467453</text:p>
          </table:table-cell>
          <table:table-cell office:value-type="float" office:value="0.977542291823906">
            <text:p>0.977542291823906</text:p>
          </table:table-cell>
          <table:table-cell office:value-type="float" office:value="0.9997559353795273">
            <text:p>0.9997559353795273</text:p>
          </table:table-cell>
        </table:table-row>
        <table:table-row>
          <table:table-cell table:style-name="pd1" office:value-type="string" office:string-value="179">
            <text:p>179</text:p>
          </table:table-cell>
          <table:table-cell office:value-type="float" office:value="0.7822731156708188">
            <text:p>0.7822731156708188</text:p>
          </table:table-cell>
          <table:table-cell office:value-type="float" office:value="0.23234881172489766">
            <text:p>0.23234881172489766</text:p>
          </table:table-cell>
          <table:table-cell office:value-type="float" office:value="0.9775480117524651">
            <text:p>0.9775480117524651</text:p>
          </table:table-cell>
          <table:table-cell office:value-type="float" office:value="0.9997618631385431">
            <text:p>0.9997618631385431</text:p>
          </table:table-cell>
        </table:table-row>
        <table:table-row>
          <table:table-cell table:style-name="pd1" office:value-type="string" office:string-value="180">
            <text:p>180</text:p>
          </table:table-cell>
          <table:table-cell office:value-type="float" office:value="0.7822718858718015">
            <text:p>0.7822718858718015</text:p>
          </table:table-cell>
          <table:table-cell office:value-type="float" office:value="0.23235001853701745">
            <text:p>0.23235001853701745</text:p>
          </table:table-cell>
          <table:table-cell office:value-type="float" office:value="0.9775535624753628">
            <text:p>0.9775535624753628</text:p>
          </table:table-cell>
          <table:table-cell office:value-type="float" office:value="0.9997676159532497">
            <text:p>0.9997676159532497</text:p>
          </table:table-cell>
        </table:table-row>
        <table:table-row>
          <table:table-cell table:style-name="pd1" office:value-type="string" office:string-value="181">
            <text:p>181</text:p>
          </table:table-cell>
          <table:table-cell office:value-type="float" office:value="0.7822706924679056">
            <text:p>0.7822706924679056</text:p>
          </table:table-cell>
          <table:table-cell office:value-type="float" office:value="0.23235118963429852">
            <text:p>0.23235118963429852</text:p>
          </table:table-cell>
          <table:table-cell office:value-type="float" office:value="0.9775589492674684">
            <text:p>0.9775589492674684</text:p>
          </table:table-cell>
          <table:table-cell office:value-type="float" office:value="0.9997731992454623">
            <text:p>0.9997731992454623</text:p>
          </table:table-cell>
        </table:table-row>
        <table:table-row>
          <table:table-cell table:style-name="pd1" office:value-type="string" office:string-value="182">
            <text:p>182</text:p>
          </table:table-cell>
          <table:table-cell office:value-type="float" office:value="0.7822695277450628">
            <text:p>0.7822695277450628</text:p>
          </table:table-cell>
          <table:table-cell office:value-type="float" office:value="0.23235233258662094">
            <text:p>0.23235233258662094</text:p>
          </table:table-cell>
          <table:table-cell office:value-type="float" office:value="0.9775642065991667">
            <text:p>0.9775642065991667</text:p>
          </table:table-cell>
          <table:table-cell office:value-type="float" office:value="0.9997786483349136">
            <text:p>0.9997786483349136</text:p>
          </table:table-cell>
        </table:table-row>
        <table:table-row>
          <table:table-cell table:style-name="pd1" office:value-type="string" office:string-value="183">
            <text:p>183</text:p>
          </table:table-cell>
          <table:table-cell office:value-type="float" office:value="0.782268396591625">
            <text:p>0.782268396591625</text:p>
          </table:table-cell>
          <table:table-cell office:value-type="float" office:value="0.2323534425970038">
            <text:p>0.2323534425970038</text:p>
          </table:table-cell>
          <table:table-cell office:value-type="float" office:value="0.9775693125431306">
            <text:p>0.9775693125431306</text:p>
          </table:table-cell>
          <table:table-cell office:value-type="float" office:value="0.9997839408296895">
            <text:p>0.9997839408296895</text:p>
          </table:table-cell>
        </table:table-row>
        <table:table-row>
          <table:table-cell table:style-name="pd1" office:value-type="string" office:string-value="184">
            <text:p>184</text:p>
          </table:table-cell>
          <table:table-cell office:value-type="float" office:value="0.7822672953836334">
            <text:p>0.7822672953836334</text:p>
          </table:table-cell>
          <table:table-cell office:value-type="float" office:value="0.23235452322166833">
            <text:p>0.23235452322166833</text:p>
          </table:table-cell>
          <table:table-cell office:value-type="float" office:value="0.977574283384635">
            <text:p>0.977574283384635</text:p>
          </table:table-cell>
          <table:table-cell office:value-type="float" office:value="0.9997890934341755">
            <text:p>0.9997890934341755</text:p>
          </table:table-cell>
        </table:table-row>
        <table:table-row>
          <table:table-cell table:style-name="pd1" office:value-type="string" office:string-value="185">
            <text:p>185</text:p>
          </table:table-cell>
          <table:table-cell office:value-type="float" office:value="0.7822662144364211">
            <text:p>0.7822662144364211</text:p>
          </table:table-cell>
          <table:table-cell office:value-type="float" office:value="0.23235558396425995">
            <text:p>0.23235558396425995</text:p>
          </table:table-cell>
          <table:table-cell office:value-type="float" office:value="0.977579162615457">
            <text:p>0.977579162615457</text:p>
          </table:table-cell>
          <table:table-cell office:value-type="float" office:value="0.9997941506881037">
            <text:p>0.9997941506881037</text:p>
          </table:table-cell>
        </table:table-row>
        <table:table-row>
          <table:table-cell table:style-name="pd1" office:value-type="string" office:string-value="186">
            <text:p>186</text:p>
          </table:table-cell>
          <table:table-cell office:value-type="float" office:value="0.7822651597425403">
            <text:p>0.7822651597425403</text:p>
          </table:table-cell>
          <table:table-cell office:value-type="float" office:value="0.23235661894423645">
            <text:p>0.23235661894423645</text:p>
          </table:table-cell>
          <table:table-cell office:value-type="float" office:value="0.9775839233499934">
            <text:p>0.9775839233499934</text:p>
          </table:table-cell>
          <table:table-cell office:value-type="float" office:value="0.9997990851233318">
            <text:p>0.9997990851233318</text:p>
          </table:table-cell>
        </table:table-row>
        <table:table-row>
          <table:table-cell table:style-name="pd1" office:value-type="string" office:string-value="187">
            <text:p>187</text:p>
          </table:table-cell>
          <table:table-cell office:value-type="float" office:value="0.7822641274379967">
            <text:p>0.7822641274379967</text:p>
          </table:table-cell>
          <table:table-cell office:value-type="float" office:value="0.23235763195336803">
            <text:p>0.23235763195336803</text:p>
          </table:table-cell>
          <table:table-cell office:value-type="float" office:value="0.9775885829494148">
            <text:p>0.9775885829494148</text:p>
          </table:table-cell>
          <table:table-cell office:value-type="float" office:value="0.999803914541811">
            <text:p>0.999803914541811</text:p>
          </table:table-cell>
        </table:table-row>
        <table:table-row>
          <table:table-cell table:style-name="pd1" office:value-type="string" office:string-value="188">
            <text:p>188</text:p>
          </table:table-cell>
          <table:table-cell office:value-type="float" office:value="0.7822631131477716">
            <text:p>0.7822631131477716</text:p>
          </table:table-cell>
          <table:table-cell office:value-type="float" office:value="0.23235862728489717">
            <text:p>0.23235862728489717</text:p>
          </table:table-cell>
          <table:table-cell office:value-type="float" office:value="0.977593161068244">
            <text:p>0.977593161068244</text:p>
          </table:table-cell>
          <table:table-cell office:value-type="float" office:value="0.9998086590910381">
            <text:p>0.9998086590910381</text:p>
          </table:table-cell>
        </table:table-row>
        <table:table-row>
          <table:table-cell table:style-name="pd1" office:value-type="string" office:string-value="189">
            <text:p>189</text:p>
          </table:table-cell>
          <table:table-cell office:value-type="float" office:value="0.7822621246075733">
            <text:p>0.7822621246075733</text:p>
          </table:table-cell>
          <table:table-cell office:value-type="float" office:value="0.2323595973477087">
            <text:p>0.2323595973477087</text:p>
          </table:table-cell>
          <table:table-cell office:value-type="float" office:value="0.9775976229950945">
            <text:p>0.9775976229950945</text:p>
          </table:table-cell>
          <table:table-cell office:value-type="float" office:value="0.9998132832928213">
            <text:p>0.9998132832928213</text:p>
          </table:table-cell>
        </table:table-row>
        <table:table-row>
          <table:table-cell table:style-name="pd1" office:value-type="string" office:string-value="190">
            <text:p>190</text:p>
          </table:table-cell>
          <table:table-cell office:value-type="float" office:value="0.7822611643860984">
            <text:p>0.7822611643860984</text:p>
          </table:table-cell>
          <table:table-cell office:value-type="float" office:value="0.23236053962111863">
            <text:p>0.23236053962111863</text:p>
          </table:table-cell>
          <table:table-cell office:value-type="float" office:value="0.9776019572136281">
            <text:p>0.9776019572136281</text:p>
          </table:table-cell>
          <table:table-cell office:value-type="float" office:value="0.9998177754001203">
            <text:p>0.9998177754001203</text:p>
          </table:table-cell>
        </table:table-row>
        <table:table-row>
          <table:table-cell table:style-name="pd1" office:value-type="string" office:string-value="191">
            <text:p>191</text:p>
          </table:table-cell>
          <table:table-cell office:value-type="float" office:value="0.7822602297093041">
            <text:p>0.7822602297093041</text:p>
          </table:table-cell>
          <table:table-cell office:value-type="float" office:value="0.23236145682731874">
            <text:p>0.23236145682731874</text:p>
          </table:table-cell>
          <table:table-cell office:value-type="float" office:value="0.9776061761908387">
            <text:p>0.9776061761908387</text:p>
          </table:table-cell>
          <table:table-cell office:value-type="float" office:value="0.9998221482036505">
            <text:p>0.9998221482036505</text:p>
          </table:table-cell>
        </table:table-row>
        <table:table-row>
          <table:table-cell table:style-name="pd1" office:value-type="string" office:string-value="192">
            <text:p>192</text:p>
          </table:table-cell>
          <table:table-cell office:value-type="float" office:value="0.782259320220069">
            <text:p>0.782259320220069</text:p>
          </table:table-cell>
          <table:table-cell office:value-type="float" office:value="0.2323623493167549">
            <text:p>0.2323623493167549</text:p>
          </table:table-cell>
          <table:table-cell office:value-type="float" office:value="0.9776102815437646">
            <text:p>0.9776102815437646</text:p>
          </table:table-cell>
          <table:table-cell office:value-type="float" office:value="0.9998264033920586">
            <text:p>0.9998264033920586</text:p>
          </table:table-cell>
        </table:table-row>
        <table:table-row>
          <table:table-cell table:style-name="pd1" office:value-type="string" office:string-value="193">
            <text:p>193</text:p>
          </table:table-cell>
          <table:table-cell office:value-type="float" office:value="0.7822584298466162">
            <text:p>0.7822584298466162</text:p>
          </table:table-cell>
          <table:table-cell office:value-type="float" office:value="0.23236322304771323">
            <text:p>0.23236322304771323</text:p>
          </table:table-cell>
          <table:table-cell office:value-type="float" office:value="0.9776143005417792">
            <text:p>0.9776143005417792</text:p>
          </table:table-cell>
          <table:table-cell office:value-type="float" office:value="0.999830568899399">
            <text:p>0.999830568899399</text:p>
          </table:table-cell>
        </table:table-row>
        <table:table-row>
          <table:table-cell table:style-name="pd1" office:value-type="string" office:string-value="194">
            <text:p>194</text:p>
          </table:table-cell>
          <table:table-cell office:value-type="float" office:value="0.7822575581284897">
            <text:p>0.7822575581284897</text:p>
          </table:table-cell>
          <table:table-cell office:value-type="float" office:value="0.232364078472043">
            <text:p>0.232364078472043</text:p>
          </table:table-cell>
          <table:table-cell office:value-type="float" office:value="0.9776182352647501">
            <text:p>0.9776182352647501</text:p>
          </table:table-cell>
          <table:table-cell office:value-type="float" office:value="0.9998346468863247">
            <text:p>0.9998346468863247</text:p>
          </table:table-cell>
        </table:table-row>
        <table:table-row>
          <table:table-cell table:style-name="pd1" office:value-type="string" office:string-value="195">
            <text:p>195</text:p>
          </table:table-cell>
          <table:table-cell office:value-type="float" office:value="0.7822567068020101">
            <text:p>0.7822567068020101</text:p>
          </table:table-cell>
          <table:table-cell office:value-type="float" office:value="0.2323649138858782">
            <text:p>0.2323649138858782</text:p>
          </table:table-cell>
          <table:table-cell office:value-type="float" office:value="0.977622077931209">
            <text:p>0.977622077931209</text:p>
          </table:table-cell>
          <table:table-cell office:value-type="float" office:value="0.9998386294227093">
            <text:p>0.9998386294227093</text:p>
          </table:table-cell>
        </table:table-row>
        <table:table-row>
          <table:table-cell table:style-name="pd1" office:value-type="string" office:string-value="196">
            <text:p>196</text:p>
          </table:table-cell>
          <table:table-cell office:value-type="float" office:value="0.7822558716308746">
            <text:p>0.7822558716308746</text:p>
          </table:table-cell>
          <table:table-cell office:value-type="float" office:value="0.23236573344633826">
            <text:p>0.23236573344633826</text:p>
          </table:table-cell>
          <table:table-cell office:value-type="float" office:value="0.9776258475697656">
            <text:p>0.9776258475697656</text:p>
          </table:table-cell>
          <table:table-cell office:value-type="float" office:value="0.9998425360086398">
            <text:p>0.9998425360086398</text:p>
          </table:table-cell>
        </table:table-row>
        <table:table-row>
          <table:table-cell table:style-name="pd1" office:value-type="string" office:string-value="197">
            <text:p>197</text:p>
          </table:table-cell>
          <table:table-cell office:value-type="float" office:value="0.7822550522804856">
            <text:p>0.7822550522804856</text:p>
          </table:table-cell>
          <table:table-cell office:value-type="float" office:value="0.23236653748176658">
            <text:p>0.23236653748176658</text:p>
          </table:table-cell>
          <table:table-cell office:value-type="float" office:value="0.977629545694287">
            <text:p>0.977629545694287</text:p>
          </table:table-cell>
          <table:table-cell office:value-type="float" office:value="0.9998463682231582">
            <text:p>0.9998463682231582</text:p>
          </table:table-cell>
        </table:table-row>
        <table:table-row>
          <table:table-cell table:style-name="pd1" office:value-type="string" office:string-value="198">
            <text:p>198</text:p>
          </table:table-cell>
          <table:table-cell office:value-type="float" office:value="0.7822542468042356">
            <text:p>0.7822542468042356</text:p>
          </table:table-cell>
          <table:table-cell office:value-type="float" office:value="0.23236732790238582">
            <text:p>0.23236732790238582</text:p>
          </table:table-cell>
          <table:table-cell office:value-type="float" office:value="0.9776331808683855">
            <text:p>0.9776331808683855</text:p>
          </table:table-cell>
          <table:table-cell office:value-type="float" office:value="0.9998501348647673">
            <text:p>0.9998501348647673</text:p>
          </table:table-cell>
        </table:table-row>
        <table:table-row>
          <table:table-cell table:style-name="pd1" office:value-type="string" office:string-value="199">
            <text:p>199</text:p>
          </table:table-cell>
          <table:table-cell office:value-type="float" office:value="0.782253473302433">
            <text:p>0.782253473302433</text:p>
          </table:table-cell>
          <table:table-cell office:value-type="float" office:value="0.2323680869462108">
            <text:p>0.2323680869462108</text:p>
          </table:table-cell>
          <table:table-cell office:value-type="float" office:value="0.9776366724131381">
            <text:p>0.9776366724131381</text:p>
          </table:table-cell>
          <table:table-cell office:value-type="float" office:value="0.9998537533931454">
            <text:p>0.9998537533931454</text:p>
          </table:table-cell>
        </table:table-row>
        <table:table-row>
          <table:table-cell table:style-name="pd1" office:value-type="string" office:string-value="200">
            <text:p>200</text:p>
          </table:table-cell>
          <table:table-cell office:value-type="float" office:value="0.7822527176140853">
            <text:p>0.7822527176140853</text:p>
          </table:table-cell>
          <table:table-cell office:value-type="float" office:value="0.23236882850954269">
            <text:p>0.23236882850954269</text:p>
          </table:table-cell>
          <table:table-cell office:value-type="float" office:value="0.9776400833481732">
            <text:p>0.9776400833481732</text:p>
          </table:table-cell>
          <table:table-cell office:value-type="float" office:value="0.9998572883368224">
            <text:p>0.99985728833682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